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0127"/>
    <style:style style:name="ce16" style:family="table-cell" style:parent-style-name="Default" style:data-style-name="N10128"/>
    <style:style style:name="ce17" style:family="table-cell" style:parent-style-name="Default" style:data-style-name="N10129"/>
    <style:style style:name="ce18" style:family="table-cell" style:parent-style-name="Default" style:data-style-name="N10123"/>
    <style:style style:name="ce19" style:family="table-cell" style:parent-style-name="Default" style:data-style-name="N10003"/>
    <style:style style:name="ce20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ultipliers.$C$4:$Multipliers.$C$11])" table:allow-empty-cell="false" table:display-list="unsorted" table:base-cell-address="Лист4.G2">
          <table:error-message table:message-type="stop" table:display="true"/>
        </table:content-validation>
        <table:content-validation table:name="val2" table:condition="of:cell-content-is-in-list([.C1:.C1])" table:allow-empty-cell="false" table:display-list="unsorted" table:base-cell-address="Лист4.G2">
          <table:error-message table:message-type="stop" table:display="true"/>
        </table:content-validation>
        <table:content-validation table:name="val3" table:condition="of:cell-content-is-in-list([$Units.$C$4:$Units.$C$13])" table:allow-empty-cell="true" table:display-list="unsorted" table:base-cell-address="Лист4.G2">
          <table:error-message table:message-type="stop" table:display="true"/>
        </table:content-validation>
      </table:content-validations>
      <table:table table:name="Лист4" table:style-name="ta1">
        <table:shapes>
          <draw:frame draw:z-index="0" draw:style-name="gr1" draw:text-style-name="P1" svg:width="15.976cm" svg:height="8.996cm" svg:x="12.521cm" svg:y="3.648cm">
            <draw:object draw:notify-on-update-of-ranges="Лист4.B2:Лист4.B2 Лист4.B3:Лист4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</text:p>
          </table:table-cell>
          <table:table-cell table:style-name="ce1" office:value-type="string" calcext:value-type="string" table:number-columns-spanned="1" table:number-rows-spanned="2">
            <text:p>V</text:p>
          </table:table-cell>
          <table:table-cell table:style-name="ce1" office:value-type="string" calcext:value-type="string" table:number-columns-spanned="1" table:number-rows-spanned="2">
            <text:p>Current (A)</text:p>
          </table:table-cell>
          <table:table-cell table:style-name="ce1" office:value-type="string" calcext:value-type="string" table:number-columns-spanned="1" table:number-rows-spanned="2">
            <text:p>Charge (C)</text:p>
          </table:table-cell>
          <table:table-cell table:style-name="ce1" office:value-type="string" calcext:value-type="string" table:number-columns-spanned="1" table:number-rows-spanned="2">
            <text:p>d Charge 0 (C)</text:p>
          </table:table-cell>
          <table:table-cell table:style-name="ce3" office:value-type="string" calcext:value-type="string">
            <text:p>V2bal (V)</text:p>
          </table:table-cell>
          <table:table-cell table:style-name="ce3" office:value-type="string" calcext:value-type="string">
            <text:p>V100 (V)</text:p>
          </table:table-cell>
          <table:table-cell table:style-name="ce3" office:value-type="string" calcext:value-type="string">
            <text:p>V101 (V)</text:p>
          </table:table-cell>
          <table:table-cell table:style-name="ce3" office:value-type="string" calcext:value-type="string">
            <text:p>dT (s)</text:p>
          </table:table-cell>
          <table:table-cell table:style-name="ce3" office:value-type="string" calcext:value-type="string">
            <text:p>T (s)</text:p>
          </table:table-cell>
        </table:table-row>
        <table:table-row table:style-name="ro1">
          <table:covered-table-cell table:number-columns-repeated="5" table:style-name="ce1"/>
          <table:table-cell table:style-name="ce4" table:formula="of:=[$Components.G9]" office:value-type="float" office:value="0.622641509433962" calcext:value-type="float">
            <text:p>0,622641509433962</text:p>
          </table:table-cell>
          <table:table-cell table:formula="of:=[.B103]" office:value-type="float" office:value="0.629395902548205" calcext:value-type="float">
            <text:p>0,629395902548205</text:p>
          </table:table-cell>
          <table:table-cell table:formula="of:=[.B104]" office:value-type="float" office:value="0.619053254305633" calcext:value-type="float">
            <text:p>0,619053254305633</text:p>
          </table:table-cell>
          <table:table-cell table:formula="of:=[.E3]/[.C3]" office:value-type="float" office:value="0.0000016432659" calcext:value-type="float">
            <text:p>1,6432659E-06</text:p>
          </table:table-cell>
          <table:table-cell table:formula="of:=[.I2]*[$Components.$G$8]" office:value-type="float" office:value="0.00016432659" calcext:value-type="float">
            <text:p>0,0001643265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$Components.D7]" office:value-type="float" office:value="3.3" calcext:value-type="float">
            <text:p>3,3</text:p>
          </table:table-cell>
          <table:table-cell table:formula="of:=[.B3]/[$Components.$G$5]" office:value-type="float" office:value="0.00033" calcext:value-type="float">
            <text:p>0,00033</text:p>
          </table:table-cell>
          <table:table-cell table:formula="of:=[$Components.$G$6]*[.B3]" office:value-type="float" office:value="0.000000033" calcext:value-type="float">
            <text:p>3,3E-08</text:p>
          </table:table-cell>
          <table:table-cell table:formula="of:=[.D3]/[$Components.G8]*10.7403*0.153" office:value-type="float" office:value="0.000000000542277747" calcext:value-type="float">
            <text:p>5,42277747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4]/[$Components.$G$6]" office:value-type="float" office:value="3.2457722253" calcext:value-type="float">
            <text:p>3,2457722253</text:p>
          </table:table-cell>
          <table:table-cell table:formula="of:=[.B4]/[$Components.$G$5]" office:value-type="float" office:value="0.00032457722253" calcext:value-type="float">
            <text:p>0,00032457722253</text:p>
          </table:table-cell>
          <table:table-cell table:formula="of:=[.D3]-[.E3]" office:value-type="float" office:value="0.000000032457722253" calcext:value-type="float">
            <text:p>3,2457722253E-08</text:p>
          </table:table-cell>
          <table:table-cell table:formula="of:=[.C4]*[.$I$2]" office:value-type="float" office:value="0.000000000533366681700261" calcext:value-type="float">
            <text:p>5,33366681700261E-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5]/[$Components.$G$6]" office:value-type="float" office:value="3.19243555712997" calcext:value-type="float">
            <text:p>3,19243555712997</text:p>
          </table:table-cell>
          <table:table-cell table:formula="of:=[.B5]/[$Components.$G$5]" office:value-type="float" office:value="0.000319243555712997" calcext:value-type="float">
            <text:p>0,000319243555713</text:p>
          </table:table-cell>
          <table:table-cell table:formula="of:=[.D4]-[.E4]" office:value-type="float" office:value="0.0000000319243555712997" calcext:value-type="float">
            <text:p>3,19243555712997E-08</text:p>
          </table:table-cell>
          <table:table-cell table:formula="of:=[.C5]*[.$I$2]" office:value-type="float" office:value="0.000000000524602048897919" calcext:value-type="float">
            <text:p>5,24602048897919E-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6]/[$Components.$G$6]" office:value-type="float" office:value="3.13997535224018" calcext:value-type="float">
            <text:p>3,13997535224018</text:p>
          </table:table-cell>
          <table:table-cell table:formula="of:=[.B6]/[$Components.$G$5]" office:value-type="float" office:value="0.000313997535224018" calcext:value-type="float">
            <text:p>0,000313997535224</text:p>
          </table:table-cell>
          <table:table-cell table:formula="of:=[.D5]-[.E5]" office:value-type="float" office:value="0.0000000313997535224018" calcext:value-type="float">
            <text:p>3,13997535224018E-08</text:p>
          </table:table-cell>
          <table:table-cell table:formula="of:=[.C6]*[.$I$2]" office:value-type="float" office:value="0.000000000515981442317678" calcext:value-type="float">
            <text:p>5,15981442317678E-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7]/[$Components.$G$6]" office:value-type="float" office:value="3.08837720800841" calcext:value-type="float">
            <text:p>3,08837720800841</text:p>
          </table:table-cell>
          <table:table-cell table:formula="of:=[.B7]/[$Components.$G$5]" office:value-type="float" office:value="0.000308837720800841" calcext:value-type="float">
            <text:p>0,000308837720801</text:p>
          </table:table-cell>
          <table:table-cell table:formula="of:=[.D6]-[.E6]" office:value-type="float" office:value="0.0000000308837720800841" calcext:value-type="float">
            <text:p>3,08837720800841E-08</text:p>
          </table:table-cell>
          <table:table-cell table:formula="of:=[.C7]*[.$I$2]" office:value-type="float" office:value="0.000000000507502495225743" calcext:value-type="float">
            <text:p>5,07502495225743E-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8]/[$Components.$G$6]" office:value-type="float" office:value="3.03762695848584" calcext:value-type="float">
            <text:p>3,03762695848584</text:p>
          </table:table-cell>
          <table:table-cell table:formula="of:=[.B8]/[$Components.$G$5]" office:value-type="float" office:value="0.000303762695848584" calcext:value-type="float">
            <text:p>0,000303762695849</text:p>
          </table:table-cell>
          <table:table-cell table:formula="of:=[.D7]-[.E7]" office:value-type="float" office:value="0.0000000303762695848584" calcext:value-type="float">
            <text:p>3,03762695848584E-08</text:p>
          </table:table-cell>
          <table:table-cell table:formula="of:=[.C8]*[.$I$2]" office:value-type="float" office:value="0.000000000499162879780049" calcext:value-type="float">
            <text:p>4,99162879780049E-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]/[$Components.$G$6]" office:value-type="float" office:value="2.98771067050783" calcext:value-type="float">
            <text:p>2,98771067050783</text:p>
          </table:table-cell>
          <table:table-cell table:formula="of:=[.B9]/[$Components.$G$5]" office:value-type="float" office:value="0.000298771067050783" calcext:value-type="float">
            <text:p>0,000298771067051</text:p>
          </table:table-cell>
          <table:table-cell table:formula="of:=[.D8]-[.E8]" office:value-type="float" office:value="0.0000000298771067050783" calcext:value-type="float">
            <text:p>2,98771067050783E-08</text:p>
          </table:table-cell>
          <table:table-cell table:formula="of:=[.C9]*[.$I$2]" office:value-type="float" office:value="0.000000000490960306391166" calcext:value-type="float">
            <text:p>4,90960306391166E-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10]/[$Components.$G$6]" office:value-type="float" office:value="2.93861463986872" calcext:value-type="float">
            <text:p>2,93861463986872</text:p>
          </table:table-cell>
          <table:table-cell table:formula="of:=[.B10]/[$Components.$G$5]" office:value-type="float" office:value="0.000293861463986872" calcext:value-type="float">
            <text:p>0,000293861463987</text:p>
          </table:table-cell>
          <table:table-cell table:formula="of:=[.D9]-[.E9]" office:value-type="float" office:value="0.0000000293861463986872" calcext:value-type="float">
            <text:p>2,93861463986872E-08</text:p>
          </table:table-cell>
          <table:table-cell table:formula="of:=[.C10]*[.$I$2]" office:value-type="float" office:value="0.000000000482892523093704" calcext:value-type="float">
            <text:p>4,82892523093704E-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1]/[$Components.$G$6]" office:value-type="float" office:value="2.89032538755935" calcext:value-type="float">
            <text:p>2,89032538755935</text:p>
          </table:table-cell>
          <table:table-cell table:formula="of:=[.B11]/[$Components.$G$5]" office:value-type="float" office:value="0.000289032538755935" calcext:value-type="float">
            <text:p>0,000289032538756</text:p>
          </table:table-cell>
          <table:table-cell table:formula="of:=[.D10]-[.E10]" office:value-type="float" office:value="0.0000000289032538755935" calcext:value-type="float">
            <text:p>2,89032538755935E-08</text:p>
          </table:table-cell>
          <table:table-cell table:formula="of:=[.C11]*[.$I$2]" office:value-type="float" office:value="0.000000000474957314928056" calcext:value-type="float">
            <text:p>4,74957314928056E-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2]/[$Components.$G$6]" office:value-type="float" office:value="2.84282965606654" calcext:value-type="float">
            <text:p>2,84282965606654</text:p>
          </table:table-cell>
          <table:table-cell table:formula="of:=[.B12]/[$Components.$G$5]" office:value-type="float" office:value="0.000284282965606654" calcext:value-type="float">
            <text:p>0,000284282965607</text:p>
          </table:table-cell>
          <table:table-cell table:formula="of:=[.D11]-[.E11]" office:value-type="float" office:value="0.0000000284282965606654" calcext:value-type="float">
            <text:p>2,84282965606654E-08</text:p>
          </table:table-cell>
          <table:table-cell table:formula="of:=[.C12]*[.$I$2]" office:value-type="float" office:value="0.000000000467152503332288" calcext:value-type="float">
            <text:p>4,67152503332288E-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3]/[$Components.$G$6]" office:value-type="float" office:value="2.79611440573331" calcext:value-type="float">
            <text:p>2,79611440573331</text:p>
          </table:table-cell>
          <table:table-cell table:formula="of:=[.B13]/[$Components.$G$5]" office:value-type="float" office:value="0.000279611440573331" calcext:value-type="float">
            <text:p>0,000279611440573</text:p>
          </table:table-cell>
          <table:table-cell table:formula="of:=[.D12]-[.E12]" office:value-type="float" office:value="0.0000000279611440573331" calcext:value-type="float">
            <text:p>2,79611440573331E-08</text:p>
          </table:table-cell>
          <table:table-cell table:formula="of:=[.C13]*[.$I$2]" office:value-type="float" office:value="0.000000000459475945544032" calcext:value-type="float">
            <text:p>4,59475945544032E-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4]/[$Components.$G$6]" office:value-type="float" office:value="2.75016681117891" calcext:value-type="float">
            <text:p>2,75016681117891</text:p>
          </table:table-cell>
          <table:table-cell table:formula="of:=[.B14]/[$Components.$G$5]" office:value-type="float" office:value="0.000275016681117891" calcext:value-type="float">
            <text:p>0,000275016681118</text:p>
          </table:table-cell>
          <table:table-cell table:formula="of:=[.D13]-[.E13]" office:value-type="float" office:value="0.0000000275016681117891" calcext:value-type="float">
            <text:p>2,75016681117891E-08</text:p>
          </table:table-cell>
          <table:table-cell table:formula="of:=[.C14]*[.$I$2]" office:value-type="float" office:value="0.000000000451925534012204" calcext:value-type="float">
            <text:p>4,51925534012204E-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5]/[$Components.$G$6]" office:value-type="float" office:value="2.70497425777769" calcext:value-type="float">
            <text:p>2,70497425777769</text:p>
          </table:table-cell>
          <table:table-cell table:formula="of:=[.B15]/[$Components.$G$5]" office:value-type="float" office:value="0.000270497425777769" calcext:value-type="float">
            <text:p>0,000270497425778</text:p>
          </table:table-cell>
          <table:table-cell table:formula="of:=[.D14]-[.E14]" office:value-type="float" office:value="0.0000000270497425777769" calcext:value-type="float">
            <text:p>2,70497425777769E-08</text:p>
          </table:table-cell>
          <table:table-cell table:formula="of:=[.C15]*[.$I$2]" office:value-type="float" office:value="0.000000000444499195818389" calcext:value-type="float">
            <text:p>4,44499195818389E-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6]/[$Components.$G$6]" office:value-type="float" office:value="2.66052433819585" calcext:value-type="float">
            <text:p>2,66052433819585</text:p>
          </table:table-cell>
          <table:table-cell table:formula="of:=[.B16]/[$Components.$G$5]" office:value-type="float" office:value="0.000266052433819585" calcext:value-type="float">
            <text:p>0,00026605243382</text:p>
          </table:table-cell>
          <table:table-cell table:formula="of:=[.D15]-[.E15]" office:value-type="float" office:value="0.0000000266052433819585" calcext:value-type="float">
            <text:p>2,66052433819585E-08</text:p>
          </table:table-cell>
          <table:table-cell table:formula="of:=[.C16]*[.$I$2]" office:value-type="float" office:value="0.000000000437194892107731" calcext:value-type="float">
            <text:p>4,37194892107731E-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7]/[$Components.$G$6]" office:value-type="float" office:value="2.61680484898508" calcext:value-type="float">
            <text:p>2,61680484898508</text:p>
          </table:table-cell>
          <table:table-cell table:formula="of:=[.B17]/[$Components.$G$5]" office:value-type="float" office:value="0.000261680484898508" calcext:value-type="float">
            <text:p>0,000261680484899</text:p>
          </table:table-cell>
          <table:table-cell table:formula="of:=[.D16]-[.E16]" office:value-type="float" office:value="0.0000000261680484898508" calcext:value-type="float">
            <text:p>2,61680484898508E-08</text:p>
          </table:table-cell>
          <table:table-cell table:formula="of:=[.C17]*[.$I$2]" office:value-type="float" office:value="0.000000000430010617529183" calcext:value-type="float">
            <text:p>4,30010617529183E-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8]/[$Components.$G$6]" office:value-type="float" office:value="2.57380378723216" calcext:value-type="float">
            <text:p>2,57380378723216</text:p>
          </table:table-cell>
          <table:table-cell table:formula="of:=[.B18]/[$Components.$G$5]" office:value-type="float" office:value="0.000257380378723216" calcext:value-type="float">
            <text:p>0,000257380378723</text:p>
          </table:table-cell>
          <table:table-cell table:formula="of:=[.D17]-[.E17]" office:value-type="float" office:value="0.0000000257380378723216" calcext:value-type="float">
            <text:p>2,57380378723216E-08</text:p>
          </table:table-cell>
          <table:table-cell table:formula="of:=[.C18]*[.$I$2]" office:value-type="float" office:value="0.000000000422944399684946" calcext:value-type="float">
            <text:p>4,22944399684946E-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9]/[$Components.$G$6]" office:value-type="float" office:value="2.53150934726366" calcext:value-type="float">
            <text:p>2,53150934726366</text:p>
          </table:table-cell>
          <table:table-cell table:formula="of:=[.B19]/[$Components.$G$5]" office:value-type="float" office:value="0.000253150934726366" calcext:value-type="float">
            <text:p>0,000253150934726</text:p>
          </table:table-cell>
          <table:table-cell table:formula="of:=[.D18]-[.E18]" office:value-type="float" office:value="0.0000000253150934726366" calcext:value-type="float">
            <text:p>2,53150934726366E-08</text:p>
          </table:table-cell>
          <table:table-cell table:formula="of:=[.C19]*[.$I$2]" office:value-type="float" office:value="0.000000000415994298588964" calcext:value-type="float">
            <text:p>4,15994298588964E-1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20]/[$Components.$G$6]" office:value-type="float" office:value="2.48990991740477" calcext:value-type="float">
            <text:p>2,48990991740477</text:p>
          </table:table-cell>
          <table:table-cell table:formula="of:=[.B20]/[$Components.$G$5]" office:value-type="float" office:value="0.000248990991740477" calcext:value-type="float">
            <text:p>0,00024899099174</text:p>
          </table:table-cell>
          <table:table-cell table:formula="of:=[.D19]-[.E19]" office:value-type="float" office:value="0.0000000248990991740477" calcext:value-type="float">
            <text:p>2,48990991740477E-08</text:p>
          </table:table-cell>
          <table:table-cell table:formula="of:=[.C20]*[.$I$2]" office:value-type="float" office:value="0.000000000409158406134307" calcext:value-type="float">
            <text:p>4,09158406134307E-1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21]/[$Components.$G$6]" office:value-type="float" office:value="2.44899407679134" calcext:value-type="float">
            <text:p>2,44899407679134</text:p>
          </table:table-cell>
          <table:table-cell table:formula="of:=[.B21]/[$Components.$G$5]" office:value-type="float" office:value="0.000244899407679134" calcext:value-type="float">
            <text:p>0,000244899407679</text:p>
          </table:table-cell>
          <table:table-cell table:formula="of:=[.D20]-[.E20]" office:value-type="float" office:value="0.0000000244899407679134" calcext:value-type="float">
            <text:p>2,44899407679134E-08</text:p>
          </table:table-cell>
          <table:table-cell table:formula="of:=[.C21]*[.$I$2]" office:value-type="float" office:value="0.000000000402434845569319" calcext:value-type="float">
            <text:p>4,02434845569319E-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2]/[$Components.$G$6]" office:value-type="float" office:value="2.40875059223441" calcext:value-type="float">
            <text:p>2,40875059223441</text:p>
          </table:table-cell>
          <table:table-cell table:formula="of:=[.B22]/[$Components.$G$5]" office:value-type="float" office:value="0.000240875059223441" calcext:value-type="float">
            <text:p>0,000240875059223</text:p>
          </table:table-cell>
          <table:table-cell table:formula="of:=[.D21]-[.E21]" office:value-type="float" office:value="0.0000000240875059223441" calcext:value-type="float">
            <text:p>2,40875059223441E-08</text:p>
          </table:table-cell>
          <table:table-cell table:formula="of:=[.C22]*[.$I$2]" office:value-type="float" office:value="0.00000000039582177098236" calcext:value-type="float">
            <text:p>3,9582177098236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3]/[$Components.$G$6]" office:value-type="float" office:value="2.36916841513617" calcext:value-type="float">
            <text:p>2,36916841513617</text:p>
          </table:table-cell>
          <table:table-cell table:formula="of:=[.B23]/[$Components.$G$5]" office:value-type="float" office:value="0.000236916841513617" calcext:value-type="float">
            <text:p>0,000236916841514</text:p>
          </table:table-cell>
          <table:table-cell table:formula="of:=[.D22]-[.E22]" office:value-type="float" office:value="0.0000000236916841513617" calcext:value-type="float">
            <text:p>2,36916841513617E-08</text:p>
          </table:table-cell>
          <table:table-cell table:formula="of:=[.C23]*[.$I$2]" office:value-type="float" office:value="0.000000000389317366795031" calcext:value-type="float">
            <text:p>3,89317366795031E-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4]/[$Components.$G$6]" office:value-type="float" office:value="2.33023667845667" calcext:value-type="float">
            <text:p>2,33023667845667</text:p>
          </table:table-cell>
          <table:table-cell table:formula="of:=[.B24]/[$Components.$G$5]" office:value-type="float" office:value="0.000233023667845667" calcext:value-type="float">
            <text:p>0,000233023667846</text:p>
          </table:table-cell>
          <table:table-cell table:formula="of:=[.D23]-[.E23]" office:value-type="float" office:value="0.0000000233023667845667" calcext:value-type="float">
            <text:p>2,33023667845667E-08</text:p>
          </table:table-cell>
          <table:table-cell table:formula="of:=[.C24]*[.$I$2]" office:value-type="float" office:value="0.00000000038291984726371" calcext:value-type="float">
            <text:p>3,8291984726371E-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5]/[$Components.$G$6]" office:value-type="float" office:value="2.2919446937303" calcext:value-type="float">
            <text:p>2,2919446937303</text:p>
          </table:table-cell>
          <table:table-cell table:formula="of:=[.B25]/[$Components.$G$5]" office:value-type="float" office:value="0.00022919446937303" calcext:value-type="float">
            <text:p>0,000229194469373</text:p>
          </table:table-cell>
          <table:table-cell table:formula="of:=[.D24]-[.E24]" office:value-type="float" office:value="0.000000022919446937303" calcext:value-type="float">
            <text:p>2,2919446937303E-08</text:p>
          </table:table-cell>
          <table:table-cell table:formula="of:=[.C25]*[.$I$2]" office:value-type="float" office:value="0.000000000376627455989294" calcext:value-type="float">
            <text:p>3,76627455989294E-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D26]/[$Components.$G$6]" office:value-type="float" office:value="2.25428194813137" calcext:value-type="float">
            <text:p>2,25428194813137</text:p>
          </table:table-cell>
          <table:table-cell table:formula="of:=[.B26]/[$Components.$G$5]" office:value-type="float" office:value="0.000225428194813137" calcext:value-type="float">
            <text:p>0,000225428194813</text:p>
          </table:table-cell>
          <table:table-cell table:formula="of:=[.D25]-[.E25]" office:value-type="float" office:value="0.0000000225428194813137" calcext:value-type="float">
            <text:p>2,25428194813137E-08</text:p>
          </table:table-cell>
          <table:table-cell table:formula="of:=[.C26]*[.$I$2]" office:value-type="float" office:value="0.000000000370438465434984" calcext:value-type="float">
            <text:p>3,70438465434984E-1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D27]/[$Components.$G$6]" office:value-type="float" office:value="2.21723810158787" calcext:value-type="float">
            <text:p>2,21723810158787</text:p>
          </table:table-cell>
          <table:table-cell table:formula="of:=[.B27]/[$Components.$G$5]" office:value-type="float" office:value="0.000221723810158787" calcext:value-type="float">
            <text:p>0,000221723810159</text:p>
          </table:table-cell>
          <table:table-cell table:formula="of:=[.D26]-[.E26]" office:value-type="float" office:value="0.0000000221723810158787" calcext:value-type="float">
            <text:p>2,21723810158787E-08</text:p>
          </table:table-cell>
          <table:table-cell table:formula="of:=[.C27]*[.$I$2]" office:value-type="float" office:value="0.000000000364351176452008" calcext:value-type="float">
            <text:p>3,64351176452008E-1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28]/[$Components.$G$6]" office:value-type="float" office:value="2.18080298394267" calcext:value-type="float">
            <text:p>2,18080298394267</text:p>
          </table:table-cell>
          <table:table-cell table:formula="of:=[.B28]/[$Components.$G$5]" office:value-type="float" office:value="0.000218080298394267" calcext:value-type="float">
            <text:p>0,000218080298394</text:p>
          </table:table-cell>
          <table:table-cell table:formula="of:=[.D27]-[.E27]" office:value-type="float" office:value="0.0000000218080298394267" calcext:value-type="float">
            <text:p>2,18080298394267E-08</text:p>
          </table:table-cell>
          <table:table-cell table:formula="of:=[.C28]*[.$I$2]" office:value-type="float" office:value="0.000000000358363917813123" calcext:value-type="float">
            <text:p>3,58363917813123E-1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D29]/[$Components.$G$6]" office:value-type="float" office:value="2.14496659216135" calcext:value-type="float">
            <text:p>2,14496659216135</text:p>
          </table:table-cell>
          <table:table-cell table:formula="of:=[.B29]/[$Components.$G$5]" office:value-type="float" office:value="0.000214496659216135" calcext:value-type="float">
            <text:p>0,000214496659216</text:p>
          </table:table-cell>
          <table:table-cell table:formula="of:=[.D28]-[.E28]" office:value-type="float" office:value="0.0000000214496659216135" calcext:value-type="float">
            <text:p>2,14496659216135E-08</text:p>
          </table:table-cell>
          <table:table-cell table:formula="of:=[.C29]*[.$I$2]" office:value-type="float" office:value="0.000000000352475045753796" calcext:value-type="float">
            <text:p>3,52475045753796E-1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D30]/[$Components.$G$6]" office:value-type="float" office:value="2.10971908758597" calcext:value-type="float">
            <text:p>2,10971908758597</text:p>
          </table:table-cell>
          <table:table-cell table:formula="of:=[.B30]/[$Components.$G$5]" office:value-type="float" office:value="0.000210971908758597" calcext:value-type="float">
            <text:p>0,000210971908759</text:p>
          </table:table-cell>
          <table:table-cell table:formula="of:=[.D29]-[.E29]" office:value-type="float" office:value="0.0000000210971908758597" calcext:value-type="float">
            <text:p>2,10971908758597E-08</text:p>
          </table:table-cell>
          <table:table-cell table:formula="of:=[.C30]*[.$I$2]" office:value-type="float" office:value="0.000000000346682943520915" calcext:value-type="float">
            <text:p>3,46682943520915E-1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D31]/[$Components.$G$6]" office:value-type="float" office:value="2.07505079323388" calcext:value-type="float">
            <text:p>2,07505079323388</text:p>
          </table:table-cell>
          <table:table-cell table:formula="of:=[.B31]/[$Components.$G$5]" office:value-type="float" office:value="0.000207505079323388" calcext:value-type="float">
            <text:p>0,000207505079323</text:p>
          </table:table-cell>
          <table:table-cell table:formula="of:=[.D30]-[.E30]" office:value-type="float" office:value="0.0000000207505079323388" calcext:value-type="float">
            <text:p>2,07505079323388E-08</text:p>
          </table:table-cell>
          <table:table-cell table:formula="of:=[.C31]*[.$I$2]" office:value-type="float" office:value="0.000000000340986020928919" calcext:value-type="float">
            <text:p>3,40986020928919E-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D32]/[$Components.$G$6]" office:value-type="float" office:value="2.04095219114099" calcext:value-type="float">
            <text:p>2,04095219114099</text:p>
          </table:table-cell>
          <table:table-cell table:formula="of:=[.B32]/[$Components.$G$5]" office:value-type="float" office:value="0.000204095219114099" calcext:value-type="float">
            <text:p>0,000204095219114</text:p>
          </table:table-cell>
          <table:table-cell table:formula="of:=[.D31]-[.E31]" office:value-type="float" office:value="0.0000000204095219114099" calcext:value-type="float">
            <text:p>2,04095219114099E-08</text:p>
          </table:table-cell>
          <table:table-cell table:formula="of:=[.C32]*[.$I$2]" office:value-type="float" office:value="0.000000000335382713923227" calcext:value-type="float">
            <text:p>3,35382713923227E-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33]/[$Components.$G$6]" office:value-type="float" office:value="2.00741391974867" calcext:value-type="float">
            <text:p>2,00741391974867</text:p>
          </table:table-cell>
          <table:table-cell table:formula="of:=[.B33]/[$Components.$G$5]" office:value-type="float" office:value="0.000200741391974867" calcext:value-type="float">
            <text:p>0,000200741391975</text:p>
          </table:table-cell>
          <table:table-cell table:formula="of:=[.D32]-[.E32]" office:value-type="float" office:value="0.0000000200741391974867" calcext:value-type="float">
            <text:p>2,00741391974867E-08</text:p>
          </table:table-cell>
          <table:table-cell table:formula="of:=[.C33]*[.$I$2]" office:value-type="float" office:value="0.000000000329871484150833" calcext:value-type="float">
            <text:p>3,29871484150833E-1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D34]/[$Components.$G$6]" office:value-type="float" office:value="1.97442677133359" calcext:value-type="float">
            <text:p>1,97442677133359</text:p>
          </table:table-cell>
          <table:table-cell table:formula="of:=[.B34]/[$Components.$G$5]" office:value-type="float" office:value="0.000197442677133359" calcext:value-type="float">
            <text:p>0,000197442677133</text:p>
          </table:table-cell>
          <table:table-cell table:formula="of:=[.D33]-[.E33]" office:value-type="float" office:value="0.0000000197442677133359" calcext:value-type="float">
            <text:p>1,97442677133359E-08</text:p>
          </table:table-cell>
          <table:table-cell table:formula="of:=[.C34]*[.$I$2]" office:value-type="float" office:value="0.000000000324450818537958" calcext:value-type="float">
            <text:p>3,24450818537958E-1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5]/[$Components.$G$6]" office:value-type="float" office:value="1.94198168947979" calcext:value-type="float">
            <text:p>1,94198168947979</text:p>
          </table:table-cell>
          <table:table-cell table:formula="of:=[.B35]/[$Components.$G$5]" office:value-type="float" office:value="0.000194198168947979" calcext:value-type="float">
            <text:p>0,000194198168948</text:p>
          </table:table-cell>
          <table:table-cell table:formula="of:=[.D34]-[.E34]" office:value-type="float" office:value="0.0000000194198168947979" calcext:value-type="float">
            <text:p>1,94198168947979E-08</text:p>
          </table:table-cell>
          <table:table-cell table:formula="of:=[.C35]*[.$I$2]" office:value-type="float" office:value="0.000000000319119228874653" calcext:value-type="float">
            <text:p>3,19119228874653E-1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D36]/[$Components.$G$6]" office:value-type="float" office:value="1.91006976659232" calcext:value-type="float">
            <text:p>1,91006976659232</text:p>
          </table:table-cell>
          <table:table-cell table:formula="of:=[.B36]/[$Components.$G$5]" office:value-type="float" office:value="0.000191006976659232" calcext:value-type="float">
            <text:p>0,000191006976659</text:p>
          </table:table-cell>
          <table:table-cell table:formula="of:=[.D35]-[.E35]" office:value-type="float" office:value="0.0000000191006976659232" calcext:value-type="float">
            <text:p>1,91006976659232E-08</text:p>
          </table:table-cell>
          <table:table-cell table:formula="of:=[.C36]*[.$I$2]" office:value-type="float" office:value="0.000000000313875251406213" calcext:value-type="float">
            <text:p>3,13875251406213E-1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D37]/[$Components.$G$6]" office:value-type="float" office:value="1.8786822414517" calcext:value-type="float">
            <text:p>1,8786822414517</text:p>
          </table:table-cell>
          <table:table-cell table:formula="of:=[.B37]/[$Components.$G$5]" office:value-type="float" office:value="0.00018786822414517" calcext:value-type="float">
            <text:p>0,000187868224145</text:p>
          </table:table-cell>
          <table:table-cell table:formula="of:=[.D36]-[.E36]" office:value-type="float" office:value="0.000000018786822414517" calcext:value-type="float">
            <text:p>1,8786822414517E-08</text:p>
          </table:table-cell>
          <table:table-cell table:formula="of:=[.C37]*[.$I$2]" office:value-type="float" office:value="0.000000000308717446431315" calcext:value-type="float">
            <text:p>3,08717446431315E-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D38]/[$Components.$G$6]" office:value-type="float" office:value="1.84781049680857" calcext:value-type="float">
            <text:p>1,84781049680857</text:p>
          </table:table-cell>
          <table:table-cell table:formula="of:=[.B38]/[$Components.$G$5]" office:value-type="float" office:value="0.000184781049680857" calcext:value-type="float">
            <text:p>0,000184781049681</text:p>
          </table:table-cell>
          <table:table-cell table:formula="of:=[.D37]-[.E37]" office:value-type="float" office:value="0.0000000184781049680857" calcext:value-type="float">
            <text:p>1,84781049680857E-08</text:p>
          </table:table-cell>
          <table:table-cell table:formula="of:=[.C38]*[.$I$2]" office:value-type="float" office:value="0.000000000303644397906758" calcext:value-type="float">
            <text:p>3,03644397906758E-1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D39]/[$Components.$G$6]" office:value-type="float" office:value="1.8174460570179" calcext:value-type="float">
            <text:p>1,8174460570179</text:p>
          </table:table-cell>
          <table:table-cell table:formula="of:=[.B39]/[$Components.$G$5]" office:value-type="float" office:value="0.00018174460570179" calcext:value-type="float">
            <text:p>0,000181744605702</text:p>
          </table:table-cell>
          <table:table-cell table:formula="of:=[.D38]-[.E38]" office:value-type="float" office:value="0.000000018174460570179" calcext:value-type="float">
            <text:p>1,8174460570179E-08</text:p>
          </table:table-cell>
          <table:table-cell table:formula="of:=[.C39]*[.$I$2]" office:value-type="float" office:value="0.000000000298654713058696" calcext:value-type="float">
            <text:p>2,98654713058696E-1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D40]/[$Components.$G$6]" office:value-type="float" office:value="1.78758058571203" calcext:value-type="float">
            <text:p>1,78758058571203</text:p>
          </table:table-cell>
          <table:table-cell table:formula="of:=[.B40]/[$Components.$G$5]" office:value-type="float" office:value="0.000178758058571203" calcext:value-type="float">
            <text:p>0,000178758058571</text:p>
          </table:table-cell>
          <table:table-cell table:formula="of:=[.D39]-[.E39]" office:value-type="float" office:value="0.0000000178758058571203" calcext:value-type="float">
            <text:p>1,78758058571203E-08</text:p>
          </table:table-cell>
          <table:table-cell table:formula="of:=[.C40]*[.$I$2]" office:value-type="float" office:value="0.00000000029374702200026" calcext:value-type="float">
            <text:p>2,9374702200026E-1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D41]/[$Components.$G$6]" office:value-type="float" office:value="1.758205883512" calcext:value-type="float">
            <text:p>1,758205883512</text:p>
          </table:table-cell>
          <table:table-cell table:formula="of:=[.B41]/[$Components.$G$5]" office:value-type="float" office:value="0.0001758205883512" calcext:value-type="float">
            <text:p>0,000175820588351</text:p>
          </table:table-cell>
          <table:table-cell table:formula="of:=[.D40]-[.E40]" office:value-type="float" office:value="0.00000001758205883512" calcext:value-type="float">
            <text:p>1,758205883512E-08</text:p>
          </table:table-cell>
          <table:table-cell table:formula="of:=[.C41]*[.$I$2]" office:value-type="float" office:value="0.000000000288919977355464" calcext:value-type="float">
            <text:p>2,88919977355464E-1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D42]/[$Components.$G$6]" office:value-type="float" office:value="1.72931388577645" calcext:value-type="float">
            <text:p>1,72931388577645</text:p>
          </table:table-cell>
          <table:table-cell table:formula="of:=[.B42]/[$Components.$G$5]" office:value-type="float" office:value="0.000172931388577645" calcext:value-type="float">
            <text:p>0,000172931388578</text:p>
          </table:table-cell>
          <table:table-cell table:formula="of:=[.D41]-[.E41]" office:value-type="float" office:value="0.0000000172931388577645" calcext:value-type="float">
            <text:p>1,72931388577645E-08</text:p>
          </table:table-cell>
          <table:table-cell table:formula="of:=[.C42]*[.$I$2]" office:value-type="float" office:value="0.000000000284172253889294" calcext:value-type="float">
            <text:p>2,84172253889294E-1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D43]/[$Components.$G$6]" office:value-type="float" office:value="1.70089666038752" calcext:value-type="float">
            <text:p>1,70089666038752</text:p>
          </table:table-cell>
          <table:table-cell table:formula="of:=[.B43]/[$Components.$G$5]" office:value-type="float" office:value="0.000170089666038752" calcext:value-type="float">
            <text:p>0,000170089666039</text:p>
          </table:table-cell>
          <table:table-cell table:formula="of:=[.D42]-[.E42]" office:value-type="float" office:value="0.0000000170089666038752" calcext:value-type="float">
            <text:p>1,70089666038752E-08</text:p>
          </table:table-cell>
          <table:table-cell table:formula="of:=[.C43]*[.$I$2]" office:value-type="float" office:value="0.00000000027950254814387" calcext:value-type="float">
            <text:p>2,7950254814387E-1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D44]/[$Components.$G$6]" office:value-type="float" office:value="1.67294640557314" calcext:value-type="float">
            <text:p>1,67294640557314</text:p>
          </table:table-cell>
          <table:table-cell table:formula="of:=[.B44]/[$Components.$G$5]" office:value-type="float" office:value="0.000167294640557314" calcext:value-type="float">
            <text:p>0,000167294640557</text:p>
          </table:table-cell>
          <table:table-cell table:formula="of:=[.D43]-[.E43]" office:value-type="float" office:value="0.0000000167294640557314" calcext:value-type="float">
            <text:p>1,67294640557314E-08</text:p>
          </table:table-cell>
          <table:table-cell table:formula="of:=[.C44]*[.$I$2]" office:value-type="float" office:value="0.000000000274909578080591" calcext:value-type="float">
            <text:p>2,74909578080591E-1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D45]/[$Components.$G$6]" office:value-type="float" office:value="1.64545544776508" calcext:value-type="float">
            <text:p>1,64545544776508</text:p>
          </table:table-cell>
          <table:table-cell table:formula="of:=[.B45]/[$Components.$G$5]" office:value-type="float" office:value="0.000164545544776508" calcext:value-type="float">
            <text:p>0,000164545544777</text:p>
          </table:table-cell>
          <table:table-cell table:formula="of:=[.D44]-[.E44]" office:value-type="float" office:value="0.0000000164545544776508" calcext:value-type="float">
            <text:p>1,64545544776508E-08</text:p>
          </table:table-cell>
          <table:table-cell table:formula="of:=[.C45]*[.$I$2]" office:value-type="float" office:value="0.000000000270392082728158" calcext:value-type="float">
            <text:p>2,70392082728158E-1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D46]/[$Components.$G$6]" office:value-type="float" office:value="1.61841623949226" calcext:value-type="float">
            <text:p>1,61841623949226</text:p>
          </table:table-cell>
          <table:table-cell table:formula="of:=[.B46]/[$Components.$G$5]" office:value-type="float" office:value="0.000161841623949226" calcext:value-type="float">
            <text:p>0,000161841623949</text:p>
          </table:table-cell>
          <table:table-cell table:formula="of:=[.D45]-[.E45]" office:value-type="float" office:value="0.0000000161841623949226" calcext:value-type="float">
            <text:p>1,61841623949226E-08</text:p>
          </table:table-cell>
          <table:table-cell table:formula="of:=[.C46]*[.$I$2]" office:value-type="float" office:value="0.000000000265948821836387" calcext:value-type="float">
            <text:p>2,65948821836387E-1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D47]/[$Components.$G$6]" office:value-type="float" office:value="1.59182135730862" calcext:value-type="float">
            <text:p>1,59182135730862</text:p>
          </table:table-cell>
          <table:table-cell table:formula="of:=[.B47]/[$Components.$G$5]" office:value-type="float" office:value="0.000159182135730862" calcext:value-type="float">
            <text:p>0,000159182135731</text:p>
          </table:table-cell>
          <table:table-cell table:formula="of:=[.D46]-[.E46]" office:value-type="float" office:value="0.0000000159182135730862" calcext:value-type="float">
            <text:p>1,59182135730862E-08</text:p>
          </table:table-cell>
          <table:table-cell table:formula="of:=[.C47]*[.$I$2]" office:value-type="float" office:value="0.000000000261578575535698" calcext:value-type="float">
            <text:p>2,61578575535698E-1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48]/[$Components.$G$6]" office:value-type="float" office:value="1.56566349975505" calcext:value-type="float">
            <text:p>1,56566349975505</text:p>
          </table:table-cell>
          <table:table-cell table:formula="of:=[.B48]/[$Components.$G$5]" office:value-type="float" office:value="0.000156566349975505" calcext:value-type="float">
            <text:p>0,000156566349976</text:p>
          </table:table-cell>
          <table:table-cell table:formula="of:=[.D47]-[.E47]" office:value-type="float" office:value="0.0000000156566349975505" calcext:value-type="float">
            <text:p>1,56566349975505E-08</text:p>
          </table:table-cell>
          <table:table-cell table:formula="of:=[.C48]*[.$I$2]" office:value-type="float" office:value="0.000000000257280144002214" calcext:value-type="float">
            <text:p>2,57280144002214E-1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D49]/[$Components.$G$6]" office:value-type="float" office:value="1.53993548535483" calcext:value-type="float">
            <text:p>1,53993548535483</text:p>
          </table:table-cell>
          <table:table-cell table:formula="of:=[.B49]/[$Components.$G$5]" office:value-type="float" office:value="0.000153993548535483" calcext:value-type="float">
            <text:p>0,000153993548535</text:p>
          </table:table-cell>
          <table:table-cell table:formula="of:=[.D48]-[.E48]" office:value-type="float" office:value="0.0000000153993548535483" calcext:value-type="float">
            <text:p>1,53993548535483E-08</text:p>
          </table:table-cell>
          <table:table-cell table:formula="of:=[.C49]*[.$I$2]" office:value-type="float" office:value="0.000000000253052347128355" calcext:value-type="float">
            <text:p>2,53052347128355E-1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D50]/[$Components.$G$6]" office:value-type="float" office:value="1.514630250642" calcext:value-type="float">
            <text:p>1,514630250642</text:p>
          </table:table-cell>
          <table:table-cell table:formula="of:=[.B50]/[$Components.$G$5]" office:value-type="float" office:value="0.0001514630250642" calcext:value-type="float">
            <text:p>0,000151463025064</text:p>
          </table:table-cell>
          <table:table-cell table:formula="of:=[.D49]-[.E49]" office:value-type="float" office:value="0.00000001514630250642" calcext:value-type="float">
            <text:p>1,514630250642E-08</text:p>
          </table:table-cell>
          <table:table-cell table:formula="of:=[.C50]*[.$I$2]" office:value-type="float" office:value="0.000000000248894024198845" calcext:value-type="float">
            <text:p>2,48894024198845E-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D51]/[$Components.$G$6]" office:value-type="float" office:value="1.48974084822211" calcext:value-type="float">
            <text:p>1,48974084822211</text:p>
          </table:table-cell>
          <table:table-cell table:formula="of:=[.B51]/[$Components.$G$5]" office:value-type="float" office:value="0.000148974084822211" calcext:value-type="float">
            <text:p>0,000148974084822</text:p>
          </table:table-cell>
          <table:table-cell table:formula="of:=[.D50]-[.E50]" office:value-type="float" office:value="0.0000000148974084822211" calcext:value-type="float">
            <text:p>1,48974084822211E-08</text:p>
          </table:table-cell>
          <table:table-cell table:formula="of:=[.C51]*[.$I$2]" office:value-type="float" office:value="0.000000000244804033572047" calcext:value-type="float">
            <text:p>2,44804033572047E-1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D52]/[$Components.$G$6]" office:value-type="float" office:value="1.46526044486491" calcext:value-type="float">
            <text:p>1,46526044486491</text:p>
          </table:table-cell>
          <table:table-cell table:formula="of:=[.B52]/[$Components.$G$5]" office:value-type="float" office:value="0.000146526044486491" calcext:value-type="float">
            <text:p>0,000146526044486</text:p>
          </table:table-cell>
          <table:table-cell table:formula="of:=[.D51]-[.E51]" office:value-type="float" office:value="0.0000000146526044486491" calcext:value-type="float">
            <text:p>1,46526044486491E-08</text:p>
          </table:table-cell>
          <table:table-cell table:formula="of:=[.C52]*[.$I$2]" office:value-type="float" office:value="0.000000000240781252366533" calcext:value-type="float">
            <text:p>2,40781252366533E-1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53]/[$Components.$G$6]" office:value-type="float" office:value="1.44118231962826" calcext:value-type="float">
            <text:p>1,44118231962826</text:p>
          </table:table-cell>
          <table:table-cell table:formula="of:=[.B53]/[$Components.$G$5]" office:value-type="float" office:value="0.000144118231962825" calcext:value-type="float">
            <text:p>0,000144118231963</text:p>
          </table:table-cell>
          <table:table-cell table:formula="of:=[.D52]-[.E52]" office:value-type="float" office:value="0.0000000144118231962826" calcext:value-type="float">
            <text:p>1,44118231962826E-08</text:p>
          </table:table-cell>
          <table:table-cell table:formula="of:=[.C53]*[.$I$2]" office:value-type="float" office:value="0.000000000236824576152801" calcext:value-type="float">
            <text:p>2,36824576152801E-1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D54]/[$Components.$G$6]" office:value-type="float" office:value="1.41749986201297" calcext:value-type="float">
            <text:p>1,41749986201297</text:p>
          </table:table-cell>
          <table:table-cell table:formula="of:=[.B54]/[$Components.$G$5]" office:value-type="float" office:value="0.000141749986201297" calcext:value-type="float">
            <text:p>0,000141749986201</text:p>
          </table:table-cell>
          <table:table-cell table:formula="of:=[.D53]-[.E53]" office:value-type="float" office:value="0.0000000141749986201297" calcext:value-type="float">
            <text:p>1,41749986201297E-08</text:p>
          </table:table-cell>
          <table:table-cell table:formula="of:=[.C54]*[.$I$2]" office:value-type="float" office:value="0.000000000232932918650063" calcext:value-type="float">
            <text:p>2,32932918650063E-1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D55]/[$Components.$G$6]" office:value-type="float" office:value="1.39420657014797" calcext:value-type="float">
            <text:p>1,39420657014797</text:p>
          </table:table-cell>
          <table:table-cell table:formula="of:=[.B55]/[$Components.$G$5]" office:value-type="float" office:value="0.000139420657014797" calcext:value-type="float">
            <text:p>0,000139420657015</text:p>
          </table:table-cell>
          <table:table-cell table:formula="of:=[.D54]-[.E54]" office:value-type="float" office:value="0.0000000139420657014797" calcext:value-type="float">
            <text:p>1,39420657014797E-08</text:p>
          </table:table-cell>
          <table:table-cell table:formula="of:=[.C55]*[.$I$2]" office:value-type="float" office:value="0.000000000229105211428011" calcext:value-type="float">
            <text:p>2,29105211428011E-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D56]/[$Components.$G$6]" office:value-type="float" office:value="1.37129604900517" calcext:value-type="float">
            <text:p>1,37129604900517</text:p>
          </table:table-cell>
          <table:table-cell table:formula="of:=[.B56]/[$Components.$G$5]" office:value-type="float" office:value="0.000137129604900517" calcext:value-type="float">
            <text:p>0,000137129604901</text:p>
          </table:table-cell>
          <table:table-cell table:formula="of:=[.D55]-[.E55]" office:value-type="float" office:value="0.0000000137129604900517" calcext:value-type="float">
            <text:p>1,37129604900517E-08</text:p>
          </table:table-cell>
          <table:table-cell table:formula="of:=[.C56]*[.$I$2]" office:value-type="float" office:value="0.000000000225340403613492" calcext:value-type="float">
            <text:p>2,25340403613492E-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D57]/[$Components.$G$6]" office:value-type="float" office:value="1.34876200864382" calcext:value-type="float">
            <text:p>1,34876200864382</text:p>
          </table:table-cell>
          <table:table-cell table:formula="of:=[.B57]/[$Components.$G$5]" office:value-type="float" office:value="0.000134876200864382" calcext:value-type="float">
            <text:p>0,000134876200864</text:p>
          </table:table-cell>
          <table:table-cell table:formula="of:=[.D56]-[.E56]" office:value-type="float" office:value="0.0000000134876200864382" calcext:value-type="float">
            <text:p>1,34876200864382E-08</text:p>
          </table:table-cell>
          <table:table-cell table:formula="of:=[.C57]*[.$I$2]" office:value-type="float" office:value="0.000000000221637461601989" calcext:value-type="float">
            <text:p>2,21637461601989E-1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D58]/[$Components.$G$6]" office:value-type="float" office:value="1.32659826248362" calcext:value-type="float">
            <text:p>1,32659826248362</text:p>
          </table:table-cell>
          <table:table-cell table:formula="of:=[.B58]/[$Components.$G$5]" office:value-type="float" office:value="0.000132659826248362" calcext:value-type="float">
            <text:p>0,000132659826248</text:p>
          </table:table-cell>
          <table:table-cell table:formula="of:=[.D57]-[.E57]" office:value-type="float" office:value="0.0000000132659826248362" calcext:value-type="float">
            <text:p>1,32659826248362E-08</text:p>
          </table:table-cell>
          <table:table-cell table:formula="of:=[.C58]*[.$I$2]" office:value-type="float" office:value="0.000000000217995368773858" calcext:value-type="float">
            <text:p>2,17995368773858E-1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D59]/[$Components.$G$6]" office:value-type="float" office:value="1.30479872560623" calcext:value-type="float">
            <text:p>1,30479872560623</text:p>
          </table:table-cell>
          <table:table-cell table:formula="of:=[.B59]/[$Components.$G$5]" office:value-type="float" office:value="0.000130479872560623" calcext:value-type="float">
            <text:p>0,000130479872561</text:p>
          </table:table-cell>
          <table:table-cell table:formula="of:=[.D58]-[.E58]" office:value-type="float" office:value="0.0000000130479872560623" calcext:value-type="float">
            <text:p>1,30479872560623E-08</text:p>
          </table:table-cell>
          <table:table-cell table:formula="of:=[.C59]*[.$I$2]" office:value-type="float" office:value="0.000000000214413125215218" calcext:value-type="float">
            <text:p>2,14413125215218E-1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D60]/[$Components.$G$6]" office:value-type="float" office:value="1.28335741308471" calcext:value-type="float">
            <text:p>1,28335741308471</text:p>
          </table:table-cell>
          <table:table-cell table:formula="of:=[.B60]/[$Components.$G$5]" office:value-type="float" office:value="0.000128335741308471" calcext:value-type="float">
            <text:p>0,000128335741308</text:p>
          </table:table-cell>
          <table:table-cell table:formula="of:=[.D59]-[.E59]" office:value-type="float" office:value="0.0000000128335741308471" calcext:value-type="float">
            <text:p>1,28335741308471E-08</text:p>
          </table:table-cell>
          <table:table-cell table:formula="of:=[.C60]*[.$I$2]" office:value-type="float" office:value="0.000000000210889747443432" calcext:value-type="float">
            <text:p>2,10889747443432E-1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D61]/[$Components.$G$6]" office:value-type="float" office:value="1.26226843834037" calcext:value-type="float">
            <text:p>1,26226843834037</text:p>
          </table:table-cell>
          <table:table-cell table:formula="of:=[.B61]/[$Components.$G$5]" office:value-type="float" office:value="0.000126226843834037" calcext:value-type="float">
            <text:p>0,000126226843834</text:p>
          </table:table-cell>
          <table:table-cell table:formula="of:=[.D60]-[.E60]" office:value-type="float" office:value="0.0000000126226843834037" calcext:value-type="float">
            <text:p>1,26226843834037E-08</text:p>
          </table:table-cell>
          <table:table-cell table:formula="of:=[.C61]*[.$I$2]" office:value-type="float" office:value="0.000000000207424268137098" calcext:value-type="float">
            <text:p>2,07424268137098E-1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D62]/[$Components.$G$6]" office:value-type="float" office:value="1.24152601152666" calcext:value-type="float">
            <text:p>1,24152601152666</text:p>
          </table:table-cell>
          <table:table-cell table:formula="of:=[.B62]/[$Components.$G$5]" office:value-type="float" office:value="0.000124152601152666" calcext:value-type="float">
            <text:p>0,000124152601153</text:p>
          </table:table-cell>
          <table:table-cell table:formula="of:=[.D61]-[.E61]" office:value-type="float" office:value="0.0000000124152601152666" calcext:value-type="float">
            <text:p>1,24152601152666E-08</text:p>
          </table:table-cell>
          <table:table-cell table:formula="of:=[.C62]*[.$I$2]" office:value-type="float" office:value="0.000000000204015735870476" calcext:value-type="float">
            <text:p>2,04015735870476E-1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D63]/[$Components.$G$6]" office:value-type="float" office:value="1.22112443793961" calcext:value-type="float">
            <text:p>1,22112443793961</text:p>
          </table:table-cell>
          <table:table-cell table:formula="of:=[.B63]/[$Components.$G$5]" office:value-type="float" office:value="0.000122112443793961" calcext:value-type="float">
            <text:p>0,000122112443794</text:p>
          </table:table-cell>
          <table:table-cell table:formula="of:=[.D62]-[.E62]" office:value-type="float" office:value="0.0000000122112443793961" calcext:value-type="float">
            <text:p>1,22112443793961E-08</text:p>
          </table:table-cell>
          <table:table-cell table:formula="of:=[.C63]*[.$I$2]" office:value-type="float" office:value="0.000000000200663214852283" calcext:value-type="float">
            <text:p>2,00663214852283E-1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D64]/[$Components.$G$6]" office:value-type="float" office:value="1.20105811645438" calcext:value-type="float">
            <text:p>1,20105811645438</text:p>
          </table:table-cell>
          <table:table-cell table:formula="of:=[.B64]/[$Components.$G$5]" office:value-type="float" office:value="0.000120105811645438" calcext:value-type="float">
            <text:p>0,000120105811645</text:p>
          </table:table-cell>
          <table:table-cell table:formula="of:=[.D63]-[.E63]" office:value-type="float" office:value="0.0000000120105811645438" calcext:value-type="float">
            <text:p>1,20105811645438E-08</text:p>
          </table:table-cell>
          <table:table-cell table:formula="of:=[.C64]*[.$I$2]" office:value-type="float" office:value="0.000000000197365784668772" calcext:value-type="float">
            <text:p>1,97365784668772E-1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D65]/[$Components.$G$6]" office:value-type="float" office:value="1.18132153798751" calcext:value-type="float">
            <text:p>1,18132153798751</text:p>
          </table:table-cell>
          <table:table-cell table:formula="of:=[.B65]/[$Components.$G$5]" office:value-type="float" office:value="0.000118132153798751" calcext:value-type="float">
            <text:p>0,000118132153799</text:p>
          </table:table-cell>
          <table:table-cell table:formula="of:=[.D64]-[.E64]" office:value-type="float" office:value="0.0000000118132153798751" calcext:value-type="float">
            <text:p>1,18132153798751E-08</text:p>
          </table:table-cell>
          <table:table-cell table:formula="of:=[.C65]*[.$I$2]" office:value-type="float" office:value="0.000000000194122540031042" calcext:value-type="float">
            <text:p>1,94122540031042E-1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D66]/[$Components.$G$6]" office:value-type="float" office:value="1.1619092839844" calcext:value-type="float">
            <text:p>1,1619092839844</text:p>
          </table:table-cell>
          <table:table-cell table:formula="of:=[.B66]/[$Components.$G$5]" office:value-type="float" office:value="0.00011619092839844" calcext:value-type="float">
            <text:p>0,000116190928398</text:p>
          </table:table-cell>
          <table:table-cell table:formula="of:=[.D65]-[.E65]" office:value-type="float" office:value="0.000000011619092839844" calcext:value-type="float">
            <text:p>1,1619092839844E-08</text:p>
          </table:table-cell>
          <table:table-cell table:formula="of:=[.C66]*[.$I$2]" office:value-type="float" office:value="0.000000000190932590526498" calcext:value-type="float">
            <text:p>1,90932590526498E-1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67]/[$Components.$G$6]" office:value-type="float" office:value="1.14281602493175" calcext:value-type="float">
            <text:p>1,14281602493175</text:p>
          </table:table-cell>
          <table:table-cell table:formula="of:=[.B67]/[$Components.$G$5]" office:value-type="float" office:value="0.000114281602493175" calcext:value-type="float">
            <text:p>0,000114281602493</text:p>
          </table:table-cell>
          <table:table-cell table:formula="of:=[.D66]-[.E66]" office:value-type="float" office:value="0.0000000114281602493175" calcext:value-type="float">
            <text:p>1,14281602493175E-08</text:p>
          </table:table-cell>
          <table:table-cell table:formula="of:=[.C67]*[.$I$2]" office:value-type="float" office:value="0.00000000018779506037439" calcext:value-type="float">
            <text:p>1,8779506037439E-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68]/[$Components.$G$6]" office:value-type="float" office:value="1.12403651889431" calcext:value-type="float">
            <text:p>1,12403651889431</text:p>
          </table:table-cell>
          <table:table-cell table:formula="of:=[.B68]/[$Components.$G$5]" office:value-type="float" office:value="0.000112403651889431" calcext:value-type="float">
            <text:p>0,000112403651889</text:p>
          </table:table-cell>
          <table:table-cell table:formula="of:=[.D67]-[.E67]" office:value-type="float" office:value="0.0000000112403651889431" calcext:value-type="float">
            <text:p>1,12403651889431E-08</text:p>
          </table:table-cell>
          <table:table-cell table:formula="of:=[.C68]*[.$I$2]" office:value-type="float" office:value="0.000000000184709088185373" calcext:value-type="float">
            <text:p>1,84709088185373E-1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D69]/[$Components.$G$6]" office:value-type="float" office:value="1.10556561007578" calcext:value-type="float">
            <text:p>1,10556561007578</text:p>
          </table:table-cell>
          <table:table-cell table:formula="of:=[.B69]/[$Components.$G$5]" office:value-type="float" office:value="0.000110556561007578" calcext:value-type="float">
            <text:p>0,000110556561008</text:p>
          </table:table-cell>
          <table:table-cell table:formula="of:=[.D68]-[.E68]" office:value-type="float" office:value="0.0000000110556561007578" calcext:value-type="float">
            <text:p>1,10556561007578E-08</text:p>
          </table:table-cell>
          <table:table-cell table:formula="of:=[.C69]*[.$I$2]" office:value-type="float" office:value="0.000000000181673826725022" calcext:value-type="float">
            <text:p>1,81673826725022E-1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D70]/[$Components.$G$6]" office:value-type="float" office:value="1.08739822740327" calcext:value-type="float">
            <text:p>1,08739822740327</text:p>
          </table:table-cell>
          <table:table-cell table:formula="of:=[.B70]/[$Components.$G$5]" office:value-type="float" office:value="0.000108739822740327" calcext:value-type="float">
            <text:p>0,00010873982274</text:p>
          </table:table-cell>
          <table:table-cell table:formula="of:=[.D69]-[.E69]" office:value-type="float" office:value="0.0000000108739822740327" calcext:value-type="float">
            <text:p>1,08739822740327E-08</text:p>
          </table:table-cell>
          <table:table-cell table:formula="of:=[.C70]*[.$I$2]" office:value-type="float" office:value="0.000000000178688442681224" calcext:value-type="float">
            <text:p>1,78688442681224E-1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D71]/[$Components.$G$6]" office:value-type="float" office:value="1.06952938313515" calcext:value-type="float">
            <text:p>1,06952938313515</text:p>
          </table:table-cell>
          <table:table-cell table:formula="of:=[.B71]/[$Components.$G$5]" office:value-type="float" office:value="0.000106952938313515" calcext:value-type="float">
            <text:p>0,000106952938314</text:p>
          </table:table-cell>
          <table:table-cell table:formula="of:=[.D70]-[.E70]" office:value-type="float" office:value="0.0000000106952938313515" calcext:value-type="float">
            <text:p>1,06952938313515E-08</text:p>
          </table:table-cell>
          <table:table-cell table:formula="of:=[.C71]*[.$I$2]" office:value-type="float" office:value="0.000000000175752116435403" calcext:value-type="float">
            <text:p>1,75752116435403E-1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D72]/[$Components.$G$6]" office:value-type="float" office:value="1.05195417149161" calcext:value-type="float">
            <text:p>1,05195417149161</text:p>
          </table:table-cell>
          <table:table-cell table:formula="of:=[.B72]/[$Components.$G$5]" office:value-type="float" office:value="0.000105195417149161" calcext:value-type="float">
            <text:p>0,000105195417149</text:p>
          </table:table-cell>
          <table:table-cell table:formula="of:=[.D71]-[.E71]" office:value-type="float" office:value="0.0000000105195417149161" calcext:value-type="float">
            <text:p>1,05195417149161E-08</text:p>
          </table:table-cell>
          <table:table-cell table:formula="of:=[.C72]*[.$I$2]" office:value-type="float" office:value="0.000000000172864041837492" calcext:value-type="float">
            <text:p>1,72864041837492E-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73]/[$Components.$G$6]" office:value-type="float" office:value="1.03466776730786" calcext:value-type="float">
            <text:p>1,03466776730786</text:p>
          </table:table-cell>
          <table:table-cell table:formula="of:=[.B73]/[$Components.$G$5]" office:value-type="float" office:value="0.000103466776730786" calcext:value-type="float">
            <text:p>0,000103466776731</text:p>
          </table:table-cell>
          <table:table-cell table:formula="of:=[.D72]-[.E72]" office:value-type="float" office:value="0.0000000103466776730786" calcext:value-type="float">
            <text:p>1,03466776730786E-08</text:p>
          </table:table-cell>
          <table:table-cell table:formula="of:=[.C73]*[.$I$2]" office:value-type="float" office:value="0.000000000170023425984614" calcext:value-type="float">
            <text:p>1,70023425984614E-1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D74]/[$Components.$G$6]" office:value-type="float" office:value="1.0176654247094" calcext:value-type="float">
            <text:p>1,0176654247094</text:p>
          </table:table-cell>
          <table:table-cell table:formula="of:=[.B74]/[$Components.$G$5]" office:value-type="float" office:value="0.00010176654247094" calcext:value-type="float">
            <text:p>0,000101766542471</text:p>
          </table:table-cell>
          <table:table-cell table:formula="of:=[.D73]-[.E73]" office:value-type="float" office:value="0.000000010176654247094" calcext:value-type="float">
            <text:p>1,0176654247094E-08</text:p>
          </table:table-cell>
          <table:table-cell table:formula="of:=[.C74]*[.$I$2]" office:value-type="float" office:value="0.000000000167229489003397" calcext:value-type="float">
            <text:p>1,67229489003397E-1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D75]/[$Components.$G$6]" office:value-type="float" office:value="1.00094247580906" calcext:value-type="float">
            <text:p>1,00094247580906</text:p>
          </table:table-cell>
          <table:table-cell table:formula="of:=[.B75]/[$Components.$G$5]" office:value-type="float" office:value="0.000100094247580906" calcext:value-type="float">
            <text:p>0,000100094247581</text:p>
          </table:table-cell>
          <table:table-cell table:formula="of:=[.D74]-[.E74]" office:value-type="float" office:value="0.0000000100094247580906" calcext:value-type="float">
            <text:p>1,00094247580906E-08</text:p>
          </table:table-cell>
          <table:table-cell table:formula="of:=[.C75]*[.$I$2]" office:value-type="float" office:value="0.00000000016448146383586" calcext:value-type="float">
            <text:p>1,6448146383586E-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D76]/[$Components.$G$6]" office:value-type="float" office:value="0.984494329425474" calcext:value-type="float">
            <text:p>0,984494329425474</text:p>
          </table:table-cell>
          <table:table-cell table:formula="of:=[.B76]/[$Components.$G$5]" office:value-type="float" office:value="0.0000984494329425474" calcext:value-type="float">
            <text:p>9,84494329425474E-05</text:p>
          </table:table-cell>
          <table:table-cell table:formula="of:=[.D75]-[.E75]" office:value-type="float" office:value="0.00000000984494329425474" calcext:value-type="float">
            <text:p>9,84494329425474E-09</text:p>
          </table:table-cell>
          <table:table-cell table:formula="of:=[.C76]*[.$I$2]" office:value-type="float" office:value="0.000000000161778596028825" calcext:value-type="float">
            <text:p>1,61778596028825E-1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D77]/[$Components.$G$6]" office:value-type="float" office:value="0.968316469822591" calcext:value-type="float">
            <text:p>0,968316469822591</text:p>
          </table:table-cell>
          <table:table-cell table:formula="of:=[.B77]/[$Components.$G$5]" office:value-type="float" office:value="0.0000968316469822591" calcext:value-type="float">
            <text:p>9,68316469822591E-05</text:p>
          </table:table-cell>
          <table:table-cell table:formula="of:=[.D76]-[.E76]" office:value-type="float" office:value="0.00000000968316469822591" calcext:value-type="float">
            <text:p>9,68316469822591E-09</text:p>
          </table:table-cell>
          <table:table-cell table:formula="of:=[.C77]*[.$I$2]" office:value-type="float" office:value="0.000000000159120143526784" calcext:value-type="float">
            <text:p>1,59120143526784E-1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78]/[$Components.$G$6]" office:value-type="float" office:value="0.952404455469913" calcext:value-type="float">
            <text:p>0,952404455469913</text:p>
          </table:table-cell>
          <table:table-cell table:formula="of:=[.B78]/[$Components.$G$5]" office:value-type="float" office:value="0.0000952404455469913" calcext:value-type="float">
            <text:p>9,52404455469913E-05</text:p>
          </table:table-cell>
          <table:table-cell table:formula="of:=[.D77]-[.E77]" office:value-type="float" office:value="0.00000000952404455469913" calcext:value-type="float">
            <text:p>9,52404455469913E-09</text:p>
          </table:table-cell>
          <table:table-cell table:formula="of:=[.C78]*[.$I$2]" office:value-type="float" office:value="0.000000000156505376468178" calcext:value-type="float">
            <text:p>1,56505376468178E-1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D79]/[$Components.$G$6]" office:value-type="float" office:value="0.936753917823095" calcext:value-type="float">
            <text:p>0,936753917823095</text:p>
          </table:table-cell>
          <table:table-cell table:formula="of:=[.B79]/[$Components.$G$5]" office:value-type="float" office:value="0.0000936753917823095" calcext:value-type="float">
            <text:p>9,36753917823095E-05</text:p>
          </table:table-cell>
          <table:table-cell table:formula="of:=[.D78]-[.E78]" office:value-type="float" office:value="0.00000000936753917823095" calcext:value-type="float">
            <text:p>9,36753917823095E-09</text:p>
          </table:table-cell>
          <table:table-cell table:formula="of:=[.C79]*[.$I$2]" office:value-type="float" office:value="0.000000000153933576985009" calcext:value-type="float">
            <text:p>1,53933576985009E-1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D80]/[$Components.$G$6]" office:value-type="float" office:value="0.921360560124594" calcext:value-type="float">
            <text:p>0,921360560124594</text:p>
          </table:table-cell>
          <table:table-cell table:formula="of:=[.B80]/[$Components.$G$5]" office:value-type="float" office:value="0.0000921360560124594" calcext:value-type="float">
            <text:p>9,21360560124594E-05</text:p>
          </table:table-cell>
          <table:table-cell table:formula="of:=[.D79]-[.E79]" office:value-type="float" office:value="0.00000000921360560124594" calcext:value-type="float">
            <text:p>9,21360560124594E-09</text:p>
          </table:table-cell>
          <table:table-cell table:formula="of:=[.C80]*[.$I$2]" office:value-type="float" office:value="0.000000000151404039005765" calcext:value-type="float">
            <text:p>1,51404039005765E-1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D81]/[$Components.$G$6]" office:value-type="float" office:value="0.906220156224018" calcext:value-type="float">
            <text:p>0,906220156224018</text:p>
          </table:table-cell>
          <table:table-cell table:formula="of:=[.B81]/[$Components.$G$5]" office:value-type="float" office:value="0.0000906220156224018" calcext:value-type="float">
            <text:p>9,06220156224018E-05</text:p>
          </table:table-cell>
          <table:table-cell table:formula="of:=[.D80]-[.E80]" office:value-type="float" office:value="0.00000000906220156224018" calcext:value-type="float">
            <text:p>9,06220156224018E-09</text:p>
          </table:table-cell>
          <table:table-cell table:formula="of:=[.C81]*[.$I$2]" office:value-type="float" office:value="0.00000000014891606806156" calcext:value-type="float">
            <text:p>1,4891606806156E-1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D82]/[$Components.$G$6]" office:value-type="float" office:value="0.891328549417861" calcext:value-type="float">
            <text:p>0,891328549417861</text:p>
          </table:table-cell>
          <table:table-cell table:formula="of:=[.B82]/[$Components.$G$5]" office:value-type="float" office:value="0.0000891328549417861" calcext:value-type="float">
            <text:p>8,91328549417861E-05</text:p>
          </table:table-cell>
          <table:table-cell table:formula="of:=[.D81]-[.E81]" office:value-type="float" office:value="0.00000000891328549417861" calcext:value-type="float">
            <text:p>8,91328549417861E-09</text:p>
          </table:table-cell>
          <table:table-cell table:formula="of:=[.C82]*[.$I$2]" office:value-type="float" office:value="0.000000000146468981095484" calcext:value-type="float">
            <text:p>1,46468981095484E-1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83]/[$Components.$G$6]" office:value-type="float" office:value="0.876681651308313" calcext:value-type="float">
            <text:p>0,876681651308313</text:p>
          </table:table-cell>
          <table:table-cell table:formula="of:=[.B83]/[$Components.$G$5]" office:value-type="float" office:value="0.0000876681651308313" calcext:value-type="float">
            <text:p>8,76681651308313E-05</text:p>
          </table:table-cell>
          <table:table-cell table:formula="of:=[.D82]-[.E82]" office:value-type="float" office:value="0.00000000876681651308313" calcext:value-type="float">
            <text:p>8,76681651308313E-09</text:p>
          </table:table-cell>
          <table:table-cell table:formula="of:=[.C83]*[.$I$2]" office:value-type="float" office:value="0.000000000144062106275064" calcext:value-type="float">
            <text:p>1,44062106275064E-1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D84]/[$Components.$G$6]" office:value-type="float" office:value="0.862275440680807" calcext:value-type="float">
            <text:p>0,862275440680807</text:p>
          </table:table-cell>
          <table:table-cell table:formula="of:=[.B84]/[$Components.$G$5]" office:value-type="float" office:value="0.0000862275440680807" calcext:value-type="float">
            <text:p>8,62275440680807E-05</text:p>
          </table:table-cell>
          <table:table-cell table:formula="of:=[.D83]-[.E83]" office:value-type="float" office:value="0.00000000862275440680807" calcext:value-type="float">
            <text:p>8,62275440680807E-09</text:p>
          </table:table-cell>
          <table:table-cell table:formula="of:=[.C84]*[.$I$2]" office:value-type="float" office:value="0.000000000141694782807824" calcext:value-type="float">
            <text:p>1,41694782807824E-1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D85]/[$Components.$G$6]" office:value-type="float" office:value="0.848105962400024" calcext:value-type="float">
            <text:p>0,848105962400024</text:p>
          </table:table-cell>
          <table:table-cell table:formula="of:=[.B85]/[$Components.$G$5]" office:value-type="float" office:value="0.0000848105962400024" calcext:value-type="float">
            <text:p>8,48105962400024E-05</text:p>
          </table:table-cell>
          <table:table-cell table:formula="of:=[.D84]-[.E84]" office:value-type="float" office:value="0.00000000848105962400024" calcext:value-type="float">
            <text:p>8,48105962400024E-09</text:p>
          </table:table-cell>
          <table:table-cell table:formula="of:=[.C85]*[.$I$2]" office:value-type="float" office:value="0.000000000139366360759864" calcext:value-type="float">
            <text:p>1,39366360759864E-1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D86]/[$Components.$G$6]" office:value-type="float" office:value="0.834169326324038" calcext:value-type="float">
            <text:p>0,834169326324038</text:p>
          </table:table-cell>
          <table:table-cell table:formula="of:=[.B86]/[$Components.$G$5]" office:value-type="float" office:value="0.0000834169326324038" calcext:value-type="float">
            <text:p>8,34169326324038E-05</text:p>
          </table:table-cell>
          <table:table-cell table:formula="of:=[.D85]-[.E85]" office:value-type="float" office:value="0.00000000834169326324038" calcext:value-type="float">
            <text:p>8,34169326324038E-09</text:p>
          </table:table-cell>
          <table:table-cell table:formula="of:=[.C86]*[.$I$2]" office:value-type="float" office:value="0.000000000137076200877426" calcext:value-type="float">
            <text:p>1,37076200877426E-1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D87]/[$Components.$G$6]" office:value-type="float" office:value="0.820461706236295" calcext:value-type="float">
            <text:p>0,820461706236295</text:p>
          </table:table-cell>
          <table:table-cell table:formula="of:=[.B87]/[$Components.$G$5]" office:value-type="float" office:value="0.0000820461706236295" calcext:value-type="float">
            <text:p>8,20461706236295E-05</text:p>
          </table:table-cell>
          <table:table-cell table:formula="of:=[.D86]-[.E86]" office:value-type="float" office:value="0.00000000820461706236295" calcext:value-type="float">
            <text:p>8,20461706236295E-09</text:p>
          </table:table-cell>
          <table:table-cell table:formula="of:=[.C87]*[.$I$2]" office:value-type="float" office:value="0.000000000134823674411392" calcext:value-type="float">
            <text:p>1,34823674411392E-1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D88]/[$Components.$G$6]" office:value-type="float" office:value="0.806979338795156" calcext:value-type="float">
            <text:p>0,806979338795156</text:p>
          </table:table-cell>
          <table:table-cell table:formula="of:=[.B88]/[$Components.$G$5]" office:value-type="float" office:value="0.0000806979338795156" calcext:value-type="float">
            <text:p>8,06979338795156E-05</text:p>
          </table:table-cell>
          <table:table-cell table:formula="of:=[.D87]-[.E87]" office:value-type="float" office:value="0.00000000806979338795156" calcext:value-type="float">
            <text:p>8,06979338795156E-09</text:p>
          </table:table-cell>
          <table:table-cell table:formula="of:=[.C88]*[.$I$2]" office:value-type="float" office:value="0.000000000132608162944663" calcext:value-type="float">
            <text:p>1,32608162944663E-1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D89]/[$Components.$G$6]" office:value-type="float" office:value="0.79371852250069" calcext:value-type="float">
            <text:p>0,79371852250069</text:p>
          </table:table-cell>
          <table:table-cell table:formula="of:=[.B89]/[$Components.$G$5]" office:value-type="float" office:value="0.000079371852250069" calcext:value-type="float">
            <text:p>7,9371852250069E-05</text:p>
          </table:table-cell>
          <table:table-cell table:formula="of:=[.D88]-[.E88]" office:value-type="float" office:value="0.0000000079371852250069" calcext:value-type="float">
            <text:p>7,9371852250069E-09</text:p>
          </table:table-cell>
          <table:table-cell table:formula="of:=[.C89]*[.$I$2]" office:value-type="float" office:value="0.000000000130429058222377" calcext:value-type="float">
            <text:p>1,30429058222377E-1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D90]/[$Components.$G$6]" office:value-type="float" office:value="0.780675616678452" calcext:value-type="float">
            <text:p>0,780675616678452</text:p>
          </table:table-cell>
          <table:table-cell table:formula="of:=[.B90]/[$Components.$G$5]" office:value-type="float" office:value="0.0000780675616678452" calcext:value-type="float">
            <text:p>7,80675616678452E-05</text:p>
          </table:table-cell>
          <table:table-cell table:formula="of:=[.D89]-[.E89]" office:value-type="float" office:value="0.00000000780675616678452" calcext:value-type="float">
            <text:p>7,80675616678452E-09</text:p>
          </table:table-cell>
          <table:table-cell table:formula="of:=[.C90]*[.$I$2]" office:value-type="float" office:value="0.000000000128285761984917" calcext:value-type="float">
            <text:p>1,28285761984917E-1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D91]/[$Components.$G$6]" office:value-type="float" office:value="0.76784704047996" calcext:value-type="float">
            <text:p>0,76784704047996</text:p>
          </table:table-cell>
          <table:table-cell table:formula="of:=[.B91]/[$Components.$G$5]" office:value-type="float" office:value="0.000076784704047996" calcext:value-type="float">
            <text:p>7,6784704047996E-05</text:p>
          </table:table-cell>
          <table:table-cell table:formula="of:=[.D90]-[.E90]" office:value-type="float" office:value="0.0000000076784704047996" calcext:value-type="float">
            <text:p>7,6784704047996E-09</text:p>
          </table:table-cell>
          <table:table-cell table:formula="of:=[.C91]*[.$I$2]" office:value-type="float" office:value="0.000000000126177685803664" calcext:value-type="float">
            <text:p>1,26177685803664E-1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D92]/[$Components.$G$6]" office:value-type="float" office:value="0.755229271899594" calcext:value-type="float">
            <text:p>0,755229271899594</text:p>
          </table:table-cell>
          <table:table-cell table:formula="of:=[.B92]/[$Components.$G$5]" office:value-type="float" office:value="0.0000755229271899594" calcext:value-type="float">
            <text:p>7,55229271899594E-05</text:p>
          </table:table-cell>
          <table:table-cell table:formula="of:=[.D91]-[.E91]" office:value-type="float" office:value="0.00000000755229271899594" calcext:value-type="float">
            <text:p>7,55229271899594E-09</text:p>
          </table:table-cell>
          <table:table-cell table:formula="of:=[.C92]*[.$I$2]" office:value-type="float" office:value="0.000000000124104250919443" calcext:value-type="float">
            <text:p>1,24104250919443E-1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93]/[$Components.$G$6]" office:value-type="float" office:value="0.74281884680765" calcext:value-type="float">
            <text:p>0,74281884680765</text:p>
          </table:table-cell>
          <table:table-cell table:formula="of:=[.B93]/[$Components.$G$5]" office:value-type="float" office:value="0.000074281884680765" calcext:value-type="float">
            <text:p>7,4281884680765E-05</text:p>
          </table:table-cell>
          <table:table-cell table:formula="of:=[.D92]-[.E92]" office:value-type="float" office:value="0.0000000074281884680765" calcext:value-type="float">
            <text:p>7,4281884680765E-09</text:p>
          </table:table-cell>
          <table:table-cell table:formula="of:=[.C93]*[.$I$2]" office:value-type="float" office:value="0.000000000122064888083633" calcext:value-type="float">
            <text:p>1,22064888083633E-1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D94]/[$Components.$G$6]" office:value-type="float" office:value="0.730612357999286" calcext:value-type="float">
            <text:p>0,730612357999286</text:p>
          </table:table-cell>
          <table:table-cell table:formula="of:=[.B94]/[$Components.$G$5]" office:value-type="float" office:value="0.0000730612357999286" calcext:value-type="float">
            <text:p>7,30612357999286E-05</text:p>
          </table:table-cell>
          <table:table-cell table:formula="of:=[.D93]-[.E93]" office:value-type="float" office:value="0.00000000730612357999286" calcext:value-type="float">
            <text:p>7,30612357999286E-09</text:p>
          </table:table-cell>
          <table:table-cell table:formula="of:=[.C94]*[.$I$2]" office:value-type="float" office:value="0.000000000120059037401882" calcext:value-type="float">
            <text:p>1,20059037401882E-1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D95]/[$Components.$G$6]" office:value-type="float" office:value="0.718606454259098" calcext:value-type="float">
            <text:p>0,718606454259098</text:p>
          </table:table-cell>
          <table:table-cell table:formula="of:=[.B95]/[$Components.$G$5]" office:value-type="float" office:value="0.0000718606454259098" calcext:value-type="float">
            <text:p>7,18606454259098E-05</text:p>
          </table:table-cell>
          <table:table-cell table:formula="of:=[.D94]-[.E94]" office:value-type="float" office:value="0.00000000718606454259098" calcext:value-type="float">
            <text:p>7,18606454259098E-09</text:p>
          </table:table-cell>
          <table:table-cell table:formula="of:=[.C95]*[.$I$2]" office:value-type="float" office:value="0.000000000118086148180389" calcext:value-type="float">
            <text:p>1,18086148180389E-1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D96]/[$Components.$G$6]" office:value-type="float" office:value="0.706797839441059" calcext:value-type="float">
            <text:p>0,706797839441059</text:p>
          </table:table-cell>
          <table:table-cell table:formula="of:=[.B96]/[$Components.$G$5]" office:value-type="float" office:value="0.0000706797839441059" calcext:value-type="float">
            <text:p>7,06797839441059E-05</text:p>
          </table:table-cell>
          <table:table-cell table:formula="of:=[.D95]-[.E95]" office:value-type="float" office:value="0.00000000706797839441059" calcext:value-type="float">
            <text:p>7,06797839441059E-09</text:p>
          </table:table-cell>
          <table:table-cell table:formula="of:=[.C96]*[.$I$2]" office:value-type="float" office:value="0.000000000116145678774717" calcext:value-type="float">
            <text:p>1,16145678774717E-1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D97]/[$Components.$G$6]" office:value-type="float" office:value="0.695183271563588" calcext:value-type="float">
            <text:p>0,695183271563588</text:p>
          </table:table-cell>
          <table:table-cell table:formula="of:=[.B97]/[$Components.$G$5]" office:value-type="float" office:value="0.0000695183271563588" calcext:value-type="float">
            <text:p>6,95183271563588E-05</text:p>
          </table:table-cell>
          <table:table-cell table:formula="of:=[.D96]-[.E96]" office:value-type="float" office:value="0.00000000695183271563588" calcext:value-type="float">
            <text:p>6,95183271563588E-09</text:p>
          </table:table-cell>
          <table:table-cell table:formula="of:=[.C97]*[.$I$2]" office:value-type="float" office:value="0.000000000114237096441088" calcext:value-type="float">
            <text:p>1,14237096441088E-1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D98]/[$Components.$G$6]" office:value-type="float" office:value="0.683759561919479" calcext:value-type="float">
            <text:p>0,683759561919479</text:p>
          </table:table-cell>
          <table:table-cell table:formula="of:=[.B98]/[$Components.$G$5]" office:value-type="float" office:value="0.0000683759561919479" calcext:value-type="float">
            <text:p>6,83759561919479E-05</text:p>
          </table:table-cell>
          <table:table-cell table:formula="of:=[.D97]-[.E97]" office:value-type="float" office:value="0.00000000683759561919479" calcext:value-type="float">
            <text:p>6,83759561919479E-09</text:p>
          </table:table-cell>
          <table:table-cell table:formula="of:=[.C98]*[.$I$2]" office:value-type="float" office:value="0.000000000112359877190122" calcext:value-type="float">
            <text:p>1,12359877190122E-1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D99]/[$Components.$G$6]" office:value-type="float" office:value="0.672523574200467" calcext:value-type="float">
            <text:p>0,672523574200467</text:p>
          </table:table-cell>
          <table:table-cell table:formula="of:=[.B99]/[$Components.$G$5]" office:value-type="float" office:value="0.0000672523574200467" calcext:value-type="float">
            <text:p>6,72523574200467E-05</text:p>
          </table:table-cell>
          <table:table-cell table:formula="of:=[.D98]-[.E98]" office:value-type="float" office:value="0.00000000672523574200467" calcext:value-type="float">
            <text:p>6,72523574200467E-09</text:p>
          </table:table-cell>
          <table:table-cell table:formula="of:=[.C99]*[.$I$2]" office:value-type="float" office:value="0.000000000110513505642975" calcext:value-type="float">
            <text:p>1,10513505642975E-1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D100]/[$Components.$G$6]" office:value-type="float" office:value="0.661472223636169" calcext:value-type="float">
            <text:p>0,661472223636169</text:p>
          </table:table-cell>
          <table:table-cell table:formula="of:=[.B100]/[$Components.$G$5]" office:value-type="float" office:value="0.0000661472223636169" calcext:value-type="float">
            <text:p>6,61472223636169E-05</text:p>
          </table:table-cell>
          <table:table-cell table:formula="of:=[.D99]-[.E99]" office:value-type="float" office:value="0.00000000661472223636169" calcext:value-type="float">
            <text:p>6,61472223636169E-09</text:p>
          </table:table-cell>
          <table:table-cell table:formula="of:=[.C100]*[.$I$2]" office:value-type="float" office:value="0.000000000108697474889849" calcext:value-type="float">
            <text:p>1,08697474889849E-1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D101]/[$Components.$G$6]" office:value-type="float" office:value="0.650602476147184" calcext:value-type="float">
            <text:p>0,650602476147184</text:p>
          </table:table-cell>
          <table:table-cell table:formula="of:=[.B101]/[$Components.$G$5]" office:value-type="float" office:value="0.0000650602476147184" calcext:value-type="float">
            <text:p>6,50602476147184E-05</text:p>
          </table:table-cell>
          <table:table-cell table:formula="of:=[.D100]-[.E100]" office:value-type="float" office:value="0.00000000650602476147184" calcext:value-type="float">
            <text:p>6,50602476147184E-09</text:p>
          </table:table-cell>
          <table:table-cell table:formula="of:=[.C101]*[.$I$2]" office:value-type="float" office:value="0.000000000106911286350823" calcext:value-type="float">
            <text:p>1,06911286350823E-1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D102]/[$Components.$G$6]" office:value-type="float" office:value="0.639911347512102" calcext:value-type="float">
            <text:p>0,639911347512102</text:p>
          </table:table-cell>
          <table:table-cell table:formula="of:=[.B102]/[$Components.$G$5]" office:value-type="float" office:value="0.0000639911347512102" calcext:value-type="float">
            <text:p>6,39911347512102E-05</text:p>
          </table:table-cell>
          <table:table-cell table:formula="of:=[.D101]-[.E101]" office:value-type="float" office:value="0.00000000639911347512102" calcext:value-type="float">
            <text:p>6,39911347512102E-09</text:p>
          </table:table-cell>
          <table:table-cell table:formula="of:=[.C102]*[.$I$2]" office:value-type="float" office:value="0.000000000105154449638969" calcext:value-type="float">
            <text:p>1,05154449638969E-1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D103]/[$Components.$G$6]" office:value-type="float" office:value="0.629395902548205" calcext:value-type="float">
            <text:p>0,629395902548205</text:p>
          </table:table-cell>
          <table:table-cell table:formula="of:=[.B103]/[$Components.$G$5]" office:value-type="float" office:value="0.0000629395902548205" calcext:value-type="float">
            <text:p>6,29395902548205E-05</text:p>
          </table:table-cell>
          <table:table-cell table:formula="of:=[.D102]-[.E102]" office:value-type="float" office:value="0.00000000629395902548205" calcext:value-type="float">
            <text:p>6,29395902548205E-09</text:p>
          </table:table-cell>
          <table:table-cell table:formula="of:=[.C103]*[.$I$2]" office:value-type="float" office:value="0.000000000103426482425719" calcext:value-type="float">
            <text:p>1,03426482425719E-1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D104]/[$Components.$G$6]" office:value-type="float" office:value="0.619053254305633" calcext:value-type="float">
            <text:p>0,619053254305633</text:p>
          </table:table-cell>
          <table:table-cell table:formula="of:=[.B104]/[$Components.$G$5]" office:value-type="float" office:value="0.0000619053254305633" calcext:value-type="float">
            <text:p>6,19053254305633E-05</text:p>
          </table:table-cell>
          <table:table-cell table:formula="of:=[.D103]-[.E103]" office:value-type="float" office:value="0.00000000619053254305633" calcext:value-type="float">
            <text:p>6,19053254305633E-09</text:p>
          </table:table-cell>
          <table:table-cell table:formula="of:=[.C104]*[.$I$2]" office:value-type="float" office:value="0.000000000101726910308448" calcext:value-type="float">
            <text:p>1,01726910308448E-1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D105]/[$Components.$G$6]" office:value-type="float" office:value="0.608880563274789" calcext:value-type="float">
            <text:p>0,608880563274789</text:p>
          </table:table-cell>
          <table:table-cell table:formula="of:=[.B105]/[$Components.$G$5]" office:value-type="float" office:value="0.0000608880563274789" calcext:value-type="float">
            <text:p>6,08880563274789E-05</text:p>
          </table:table-cell>
          <table:table-cell table:formula="of:=[.D104]-[.E104]" office:value-type="float" office:value="0.00000000608880563274789" calcext:value-type="float">
            <text:p>6,08880563274789E-09</text:p>
          </table:table-cell>
          <table:table-cell table:formula="of:=[.C105]*[.$I$2]" office:value-type="float" office:value="0.000000000100055266680225" calcext:value-type="float">
            <text:p>1,00055266680225E-1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D106]/[$Components.$G$6]" office:value-type="float" office:value="0.598875036606766" calcext:value-type="float">
            <text:p>0,598875036606766</text:p>
          </table:table-cell>
          <table:table-cell table:formula="of:=[.B106]/[$Components.$G$5]" office:value-type="float" office:value="0.0000598875036606766" calcext:value-type="float">
            <text:p>5,98875036606766E-05</text:p>
          </table:table-cell>
          <table:table-cell table:formula="of:=[.D105]-[.E105]" office:value-type="float" office:value="0.00000000598875036606766" calcext:value-type="float">
            <text:p>5,98875036606766E-09</text:p>
          </table:table-cell>
          <table:table-cell table:formula="of:=[.C106]*[.$I$2]" office:value-type="float" office:value="0.000000000098411092601715" calcext:value-type="float">
            <text:p>9,8411092601715E-1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D107]/[$Components.$G$6]" office:value-type="float" office:value="0.589033927346594" calcext:value-type="float">
            <text:p>0,589033927346594</text:p>
          </table:table-cell>
          <table:table-cell table:formula="of:=[.B107]/[$Components.$G$5]" office:value-type="float" office:value="0.0000589033927346594" calcext:value-type="float">
            <text:p>5,89033927346594E-05</text:p>
          </table:table-cell>
          <table:table-cell table:formula="of:=[.D106]-[.E106]" office:value-type="float" office:value="0.00000000589033927346594" calcext:value-type="float">
            <text:p>5,89033927346594E-09</text:p>
          </table:table-cell>
          <table:table-cell table:formula="of:=[.C107]*[.$I$2]" office:value-type="float" office:value="0.0000000000967939366751736" calcext:value-type="float">
            <text:p>9,67939366751736E-1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D108]/[$Components.$G$6]" office:value-type="float" office:value="0.579354533679077" calcext:value-type="float">
            <text:p>0,579354533679077</text:p>
          </table:table-cell>
          <table:table-cell table:formula="of:=[.B108]/[$Components.$G$5]" office:value-type="float" office:value="0.0000579354533679077" calcext:value-type="float">
            <text:p>5,79354533679077E-05</text:p>
          </table:table-cell>
          <table:table-cell table:formula="of:=[.D107]-[.E107]" office:value-type="float" office:value="0.00000000579354533679077" calcext:value-type="float">
            <text:p>5,79354533679077E-09</text:p>
          </table:table-cell>
          <table:table-cell table:formula="of:=[.C108]*[.$I$2]" office:value-type="float" office:value="0.0000000000952033549205229" calcext:value-type="float">
            <text:p>9,52033549205229E-1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D109]/[$Components.$G$6]" office:value-type="float" office:value="0.569834198187025" calcext:value-type="float">
            <text:p>0,569834198187025</text:p>
          </table:table-cell>
          <table:table-cell table:formula="of:=[.B109]/[$Components.$G$5]" office:value-type="float" office:value="0.0000569834198187025" calcext:value-type="float">
            <text:p>5,69834198187025E-05</text:p>
          </table:table-cell>
          <table:table-cell table:formula="of:=[.D108]-[.E108]" office:value-type="float" office:value="0.00000000569834198187025" calcext:value-type="float">
            <text:p>5,69834198187025E-09</text:p>
          </table:table-cell>
          <table:table-cell table:formula="of:=[.C109]*[.$I$2]" office:value-type="float" office:value="0.000000000093638910653458" calcext:value-type="float">
            <text:p>9,3638910653458E-1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D110]/[$Components.$G$6]" office:value-type="float" office:value="0.560470307121679" calcext:value-type="float">
            <text:p>0,560470307121679</text:p>
          </table:table-cell>
          <table:table-cell table:formula="of:=[.B110]/[$Components.$G$5]" office:value-type="float" office:value="0.0000560470307121679" calcext:value-type="float">
            <text:p>5,60470307121679E-05</text:p>
          </table:table-cell>
          <table:table-cell table:formula="of:=[.D109]-[.E109]" office:value-type="float" office:value="0.00000000560470307121679" calcext:value-type="float">
            <text:p>5,60470307121679E-09</text:p>
          </table:table-cell>
          <table:table-cell table:formula="of:=[.C110]*[.$I$2]" office:value-type="float" office:value="0.0000000000921001743655582" calcext:value-type="float">
            <text:p>9,21001743655582E-1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D111]/[$Components.$G$6]" office:value-type="float" office:value="0.551260289685123" calcext:value-type="float">
            <text:p>0,551260289685123</text:p>
          </table:table-cell>
          <table:table-cell table:formula="of:=[.B111]/[$Components.$G$5]" office:value-type="float" office:value="0.0000551260289685123" calcext:value-type="float">
            <text:p>5,51260289685123E-05</text:p>
          </table:table-cell>
          <table:table-cell table:formula="of:=[.D110]-[.E110]" office:value-type="float" office:value="0.00000000551260289685123" calcext:value-type="float">
            <text:p>5,51260289685123E-09</text:p>
          </table:table-cell>
          <table:table-cell table:formula="of:=[.C111]*[.$I$2]" office:value-type="float" office:value="0.0000000000905867236063685" calcext:value-type="float">
            <text:p>9,05867236063685E-1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D112]/[$Components.$G$6]" office:value-type="float" office:value="0.542201617324486" calcext:value-type="float">
            <text:p>0,542201617324486</text:p>
          </table:table-cell>
          <table:table-cell table:formula="of:=[.B112]/[$Components.$G$5]" office:value-type="float" office:value="0.0000542201617324486" calcext:value-type="float">
            <text:p>5,42201617324486E-05</text:p>
          </table:table-cell>
          <table:table-cell table:formula="of:=[.D111]-[.E111]" office:value-type="float" office:value="0.00000000542201617324486" calcext:value-type="float">
            <text:p>5,42201617324486E-09</text:p>
          </table:table-cell>
          <table:table-cell table:formula="of:=[.C112]*[.$I$2]" office:value-type="float" office:value="0.0000000000890981428674178" calcext:value-type="float">
            <text:p>8,90981428674178E-1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D113]/[$Components.$G$6]" office:value-type="float" office:value="0.533291803037745" calcext:value-type="float">
            <text:p>0,533291803037745</text:p>
          </table:table-cell>
          <table:table-cell table:formula="of:=[.B113]/[$Components.$G$5]" office:value-type="float" office:value="0.0000533291803037745" calcext:value-type="float">
            <text:p>5,33291803037745E-05</text:p>
          </table:table-cell>
          <table:table-cell table:formula="of:=[.D112]-[.E112]" office:value-type="float" office:value="0.00000000533291803037744" calcext:value-type="float">
            <text:p>5,33291803037744E-09</text:p>
          </table:table-cell>
          <table:table-cell table:formula="of:=[.C113]*[.$I$2]" office:value-type="float" office:value="0.0000000000876340234681442" calcext:value-type="float">
            <text:p>8,76340234681442E-1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D114]/[$Components.$G$6]" office:value-type="float" office:value="0.52452840069093" calcext:value-type="float">
            <text:p>0,52452840069093</text:p>
          </table:table-cell>
          <table:table-cell table:formula="of:=[.B114]/[$Components.$G$5]" office:value-type="float" office:value="0.000052452840069093" calcext:value-type="float">
            <text:p>5,2452840069093E-05</text:p>
          </table:table-cell>
          <table:table-cell table:formula="of:=[.D113]-[.E113]" office:value-type="float" office:value="0.0000000052452840069093" calcext:value-type="float">
            <text:p>5,2452840069093E-09</text:p>
          </table:table-cell>
          <table:table-cell table:formula="of:=[.C114]*[.$I$2]" office:value-type="float" office:value="0.0000000000861939634436942" calcext:value-type="float">
            <text:p>8,61939634436942E-1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D115]/[$Components.$G$6]" office:value-type="float" office:value="0.515909004346561" calcext:value-type="float">
            <text:p>0,515909004346561</text:p>
          </table:table-cell>
          <table:table-cell table:formula="of:=[.B115]/[$Components.$G$5]" office:value-type="float" office:value="0.0000515909004346561" calcext:value-type="float">
            <text:p>5,15909004346561E-05</text:p>
          </table:table-cell>
          <table:table-cell table:formula="of:=[.D114]-[.E114]" office:value-type="float" office:value="0.00000000515909004346561" calcext:value-type="float">
            <text:p>5,15909004346561E-09</text:p>
          </table:table-cell>
          <table:table-cell table:formula="of:=[.C115]*[.$I$2]" office:value-type="float" office:value="0.0000000000847775674345655" calcext:value-type="float">
            <text:p>8,47775674345655E-1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D116]/[$Components.$G$6]" office:value-type="float" office:value="0.507431247603104" calcext:value-type="float">
            <text:p>0,507431247603104</text:p>
          </table:table-cell>
          <table:table-cell table:formula="of:=[.B116]/[$Components.$G$5]" office:value-type="float" office:value="0.0000507431247603104" calcext:value-type="float">
            <text:p>5,07431247603104E-05</text:p>
          </table:table-cell>
          <table:table-cell table:formula="of:=[.D115]-[.E115]" office:value-type="float" office:value="0.00000000507431247603104" calcext:value-type="float">
            <text:p>5,07431247603104E-09</text:p>
          </table:table-cell>
          <table:table-cell table:formula="of:=[.C116]*[.$I$2]" office:value-type="float" office:value="0.0000000000833844465780638" calcext:value-type="float">
            <text:p>8,33844465780638E-1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D117]/[$Components.$G$6]" office:value-type="float" office:value="0.499092802945298" calcext:value-type="float">
            <text:p>0,499092802945298</text:p>
          </table:table-cell>
          <table:table-cell table:formula="of:=[.B117]/[$Components.$G$5]" office:value-type="float" office:value="0.0000499092802945298" calcext:value-type="float">
            <text:p>4,99092802945298E-05</text:p>
          </table:table-cell>
          <table:table-cell table:formula="of:=[.D116]-[.E116]" office:value-type="float" office:value="0.00000000499092802945298" calcext:value-type="float">
            <text:p>4,99092802945298E-09</text:p>
          </table:table-cell>
          <table:table-cell table:formula="of:=[.C117]*[.$I$2]" office:value-type="float" office:value="0.0000000000820142184015427" calcext:value-type="float">
            <text:p>8,20142184015427E-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D118]/[$Components.$G$6]" office:value-type="float" office:value="0.490891381105143" calcext:value-type="float">
            <text:p>0,490891381105143</text:p>
          </table:table-cell>
          <table:table-cell table:formula="of:=[.B118]/[$Components.$G$5]" office:value-type="float" office:value="0.0000490891381105143" calcext:value-type="float">
            <text:p>4,90891381105143E-05</text:p>
          </table:table-cell>
          <table:table-cell table:formula="of:=[.D117]-[.E117]" office:value-type="float" office:value="0.00000000490891381105143" calcext:value-type="float">
            <text:p>4,90891381105143E-09</text:p>
          </table:table-cell>
          <table:table-cell table:formula="of:=[.C118]*[.$I$2]" office:value-type="float" office:value="0.0000000000806665067173987" calcext:value-type="float">
            <text:p>8,06665067173987E-1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D119]/[$Components.$G$6]" office:value-type="float" office:value="0.482824730433404" calcext:value-type="float">
            <text:p>0,482824730433404</text:p>
          </table:table-cell>
          <table:table-cell table:formula="of:=[.B119]/[$Components.$G$5]" office:value-type="float" office:value="0.0000482824730433404" calcext:value-type="float">
            <text:p>4,82824730433404E-05</text:p>
          </table:table-cell>
          <table:table-cell table:formula="of:=[.D118]-[.E118]" office:value-type="float" office:value="0.00000000482824730433404" calcext:value-type="float">
            <text:p>4,82824730433404E-09</text:p>
          </table:table-cell>
          <table:table-cell table:formula="of:=[.C119]*[.$I$2]" office:value-type="float" office:value="0.0000000000793409415197904" calcext:value-type="float">
            <text:p>7,93409415197904E-11</text:p>
          </table:table-cell>
          <table:table-cell table:number-columns-repeated="5"/>
        </table:table-row>
      </table:table>
      <table:table table:name="Component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row table:style-name="ro1">
          <table:table-cell/>
          <table:table-cell table:style-name="ce5" table:number-columns-repeated="7"/>
        </table:table-row>
        <table:table-row table:style-name="ro1">
          <table:table-cell/>
          <table:table-cell table:style-name="ce6"/>
          <table:table-cell table:style-name="ce9" table:number-columns-repeated="5"/>
          <table:table-cell table:style-name="ce12"/>
        </table:table-row>
        <table:table-row table:style-name="ro1">
          <table:table-cell table:number-columns-repeated="2"/>
          <table:table-cell table:style-name="ce10" office:value-type="string" calcext:value-type="string">
            <text:p>Component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refix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Ki</text:p>
          </table:table-cell>
          <table:table-cell table:content-validation-name="val3" office:value-type="string" calcext:value-type="string">
            <text:p>Ohm</text:p>
          </table:table-cell>
          <table:table-cell table:formula="of:=[.D4]*VLOOKUP([.E4];[$Multipliers.$C$4:$Multipliers.$D$13];2;0)" office:value-type="float" office:value="43000" calcext:value-type="float">
            <text:p>4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Ki</text:p>
          </table:table-cell>
          <table:table-cell table:content-validation-name="val3" office:value-type="string" calcext:value-type="string">
            <text:p>Ohm</text:p>
          </table:table-cell>
          <table:table-cell table:formula="of:=[.D5]*VLOOKUP([.E5];[$Multipliers.$C$4:$Multipliers.$D$13];2;0)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3" office:value-type="string" calcext:value-type="string">
            <text:p>Farad</text:p>
          </table:table-cell>
          <table:table-cell table:formula="of:=[.D6]*VLOOKUP([.E6];[$Multipliers.$C$4:$Multipliers.$D$13];2;0)" office:value-type="float" office:value="0.00000001" calcext:value-type="float">
            <text:p>1E-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office:value-type="float" office:value="3.3" calcext:value-type="float">
            <text:p>3,3</text:p>
          </table:table-cell>
          <table:table-cell table:content-validation-name="val1" office:value-type="string" calcext:value-type="string">
            <text:p>'</text:p>
          </table:table-cell>
          <table:table-cell table:content-validation-name="val3" office:value-type="string" calcext:value-type="string">
            <text:p>V</text:p>
          </table:table-cell>
          <table:table-cell table:formula="of:=[.D7]*VLOOKUP([.E7];[$Multipliers.$C$4:$Multipliers.$D$13];2;0)" office:value-type="float" office:value="3.3" calcext:value-type="float">
            <text:p>3,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'</text:p>
          </table:table-cell>
          <table:table-cell table:content-validation-name="val3"/>
          <table:table-cell table:formula="of:=[.D8]*VLOOKUP([.E8];[$Multipliers.$C$4:$Multipliers.$D$13];2;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2bal</text:p>
          </table:table-cell>
          <table:table-cell/>
          <table:table-cell table:content-validation-name="val2"/>
          <table:table-cell table:content-validation-name="val3" office:value-type="string" calcext:value-type="string">
            <text:p>V</text:p>
          </table:table-cell>
          <table:table-cell table:formula="of:=[.G7]/([.G4]+[.G5])*[.G5]" office:value-type="float" office:value="0.622641509433962" calcext:value-type="float">
            <text:p>0,622641509433962</text:p>
          </table:table-cell>
          <table:table-cell/>
        </table:table-row>
        <table:table-row table:style-name="ro1" table:number-rows-repeated="3">
          <table:table-cell table:number-columns-repeated="4"/>
          <table:table-cell table:content-validation-name="val2"/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8"/>
          <table:table-cell table:style-name="ce11" table:number-columns-repeated="5"/>
          <table:table-cell table:style-name="ce14"/>
        </table:table-row>
      </table:table>
      <table:table table:name="Units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9"/>
        <table:table-column table:style-name="co1" table:default-cell-style-name="ce13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/>
          <table:table-cell table:style-name="ce9"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0" office:value-type="string" calcext:value-type="string">
            <text:p>Unit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hm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ulomb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ce18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ra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/>
          <table:table-cell table:style-name="ce11"/>
          <table:table-cell table:style-name="ce20"/>
          <table:table-cell table:style-name="ce14"/>
        </table:table-row>
      </table:table>
      <table:table table:name="Multipliers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4" table:default-cell-style-name="ce19"/>
        <table:table-column table:style-name="co1" table:default-cell-style-name="ce13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/>
          <table:table-cell table:style-name="ce9" table:number-columns-repeated="2"/>
          <table:table-cell table:style-name="ce12"/>
        </table:table-row>
        <table:table-row table:style-name="ro1">
          <table:table-cell table:number-columns-repeated="2"/>
          <table:table-cell table:style-name="ce3" office:value-type="string" calcext:value-type="string">
            <text:p>Prefix</text:p>
          </table:table-cell>
          <table:table-cell table:style-name="ce3" office:value-type="string" calcext:value-type="string">
            <text:p>Multipli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style-name="ce15" office:value-type="float" office:value="0.000000000001" calcext:value-type="float">
            <text:p>0.000000000001''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ce16" office:value-type="float" office:value="0.000000001" calcext:value-type="float">
            <text:p>0.000000001'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style-name="ce17" office:value-type="float" office:value="0.000001" calcext:value-type="float">
            <text:p>0.000001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8"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 office:value-type="float" office:value="1000" calcext:value-type="float">
            <text:p>1,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float" office:value="1000000" calcext:value-type="float">
            <text:p>1,000,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</text:p>
          </table:table-cell>
          <table:table-cell office:value-type="float" office:value="1000000000" calcext:value-type="float">
            <text:p>1,000,000,0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/>
          <table:table-cell table:style-name="ce11"/>
          <table:table-cell table:style-name="ce20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Особый">
      <number:number number:decimal-places="10" loext:min-decimal-places="10" number:min-integer-digits="1" number:grouping="true"/>
    </number:number-style>
    <number:number-style style:name="N10122" number:language="en" number:country="US" number:title="Особый">
      <number:number number:decimal-places="1" loext:min-decimal-places="0" number:min-integer-digits="1" number:decimal-replacement="" number:grouping="true"/>
    </number:number-style>
    <number:number-style style:name="N10123" number:language="en" number:country="US" number:title="Особый">
      <number:number number:decimal-places="3" loext:min-decimal-places="0" number:min-integer-digits="1" number:decimal-replacement="" number:grouping="true"/>
    </number:number-style>
    <number:number-style style:name="N10124" number:language="en" number:country="US" number:title="Особый">
      <number:number number:decimal-places="6" loext:min-decimal-places="0" number:min-integer-digits="1" number:decimal-replacement="" number:grouping="true"/>
    </number:number-style>
    <number:number-style style:name="N10125" number:language="en" number:country="US" number:title="Особый">
      <number:number number:decimal-places="9" loext:min-decimal-places="0" number:min-integer-digits="1" number:decimal-replacement="" number:grouping="true"/>
    </number:number-style>
    <number:number-style style:name="N10126" number:language="en" number:country="US" number:title="Особый">
      <number:number number:decimal-places="12" loext:min-decimal-places="0" number:min-integer-digits="1" number:decimal-replacement="" number:grouping="true"/>
    </number:number-style>
    <number:number-style style:name="N10127" number:language="en" number:country="US">
      <number:number number:decimal-places="12" loext:min-decimal-places="0" number:min-integer-digits="1" number:decimal-replacement="" number:grouping="true"/>
      <number:text>'''</number:text>
    </number:number-style>
    <number:number-style style:name="N10128" number:language="en" number:country="US">
      <number:number number:decimal-places="9" loext:min-decimal-places="0" number:min-integer-digits="1" number:decimal-replacement="" number:grouping="true"/>
      <number:text>''</number:text>
    </number:number-style>
    <number:number-style style:name="N10129" number:language="en" number:country="US">
      <number:number number:decimal-places="6" loext:min-decimal-places="0" number:min-integer-digits="1" number:decimal-replacement="" number:grouping="true"/>
      <number:text>'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0:38:53.5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4T13:26:38.811000000</meta:creation-date>
    <meta:generator>LibreOffice/6.4.1.2$Windows_X86_64 LibreOffice_project/4d224e95b98b138af42a64d84056446d09082932</meta:generator>
    <dc:date>2021-04-06T14:17:45.382000000</dc:date>
    <meta:editing-duration>PT6H43M39S</meta:editing-duration>
    <meta:editing-cycles>67</meta:editing-cycles>
    <meta:document-statistic meta:table-count="4" meta:cell-count="6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7cm" xlink:href=".." xlink:type="simple" chart:class="chart:bar" chart:style-name="ch1">
        <chart:legend chart:legend-position="end" svg:x="13.529cm" svg:y="4.199cm" style:legend-expansion="high" chart:style-name="ch2"/>
        <chart:plot-area chart:style-name="ch3" table:cell-range-address="Лист4.B2:Лист4.B103" chart:data-source-has-labels="row" svg:x="0.319cm" svg:y="0.179cm" svg:width="12.891cm" svg:height="8.639cm">
          <chartooo:coordinate-region svg:x="1.046cm" svg:y="0.3cm" svg:width="12.084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4.B3:Лист4.B103" chart:label-cell-address="Лист4.B2:Лист4.B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4.B2:Лист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Лист4.B3:Лист4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57722253">
                <text:p>3.245772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9243555712997">
                <text:p>3.19243555712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3997535224018">
                <text:p>3.13997535224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837720800841">
                <text:p>3.08837720800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3762695848584">
                <text:p>3.03762695848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771067050783">
                <text:p>2.9877106705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3861463986872">
                <text:p>2.93861463986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9032538755935">
                <text:p>2.89032538755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4282965606654">
                <text:p>2.84282965606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611440573331">
                <text:p>2.79611440573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016681117891">
                <text:p>2.75016681117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0497425777769">
                <text:p>2.70497425777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6052433819585">
                <text:p>2.66052433819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1680484898508">
                <text:p>2.6168048489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380378723216">
                <text:p>2.57380378723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150934726366">
                <text:p>2.53150934726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990991740477">
                <text:p>2.48990991740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4899407679134">
                <text:p>2.44899407679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0875059223441">
                <text:p>2.40875059223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6916841513617">
                <text:p>2.36916841513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023667845667">
                <text:p>2.33023667845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919446937303">
                <text:p>2.2919446937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428194813137">
                <text:p>2.25428194813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1723810158787">
                <text:p>2.21723810158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080298394267">
                <text:p>2.18080298394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496659216135">
                <text:p>2.14496659216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0971908758597">
                <text:p>2.10971908758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7505079323388">
                <text:p>2.07505079323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095219114099">
                <text:p>2.04095219114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741391974867">
                <text:p>2.00741391974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442677133359">
                <text:p>1.97442677133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4198168947979">
                <text:p>1.94198168947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1006976659232">
                <text:p>1.91006976659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786822414517">
                <text:p>1.8786822414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781049680857">
                <text:p>1.84781049680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174460570179">
                <text:p>1.8174460570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8758058571203">
                <text:p>1.78758058571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8205883512">
                <text:p>1.758205883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2931388577645">
                <text:p>1.72931388577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089666038752">
                <text:p>1.70089666038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4640557314">
                <text:p>1.67294640557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545544776508">
                <text:p>1.64545544776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1841623949226">
                <text:p>1.61841623949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182135730862">
                <text:p>1.59182135730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566349975505">
                <text:p>1.56566349975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3993548535483">
                <text:p>1.53993548535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4630250642">
                <text:p>1.514630250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8974084822211">
                <text:p>1.48974084822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6526044486491">
                <text:p>1.46526044486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4118231962826">
                <text:p>1.4411823196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1749986201297">
                <text:p>1.41749986201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9420657014797">
                <text:p>1.39420657014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7129604900517">
                <text:p>1.3712960490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4876200864382">
                <text:p>1.34876200864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659826248362">
                <text:p>1.32659826248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0479872560623">
                <text:p>1.30479872560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8335741308471">
                <text:p>1.28335741308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6226843834037">
                <text:p>1.2622684383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4152601152666">
                <text:p>1.24152601152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112443793961">
                <text:p>1.22112443793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0105811645438">
                <text:p>1.20105811645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132153798751">
                <text:p>1.18132153798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619092839844">
                <text:p>1.1619092839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4281602493175">
                <text:p>1.14281602493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403651889431">
                <text:p>1.12403651889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556561007578">
                <text:p>1.10556561007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739822740327">
                <text:p>1.087398227403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952938313515">
                <text:p>1.06952938313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195417149161">
                <text:p>1.05195417149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3466776730786">
                <text:p>1.03466776730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76654247094">
                <text:p>1.0176654247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094247580906">
                <text:p>1.00094247580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4494329425474">
                <text:p>0.984494329425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8316469822591">
                <text:p>0.968316469822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2404455469913">
                <text:p>0.952404455469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6753917823095">
                <text:p>0.936753917823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1360560124594">
                <text:p>0.921360560124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6220156224018">
                <text:p>0.906220156224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1328549417861">
                <text:p>0.8913285494178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6681651308313">
                <text:p>0.876681651308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2275440680807">
                <text:p>0.862275440680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8105962400024">
                <text:p>0.848105962400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4169326324038">
                <text:p>0.834169326324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20461706236295">
                <text:p>0.8204617062362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06979338795156">
                <text:p>0.806979338795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371852250069">
                <text:p>0.793718522500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80675616678452">
                <text:p>0.780675616678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784704047996">
                <text:p>0.76784704047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5229271899594">
                <text:p>0.755229271899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281884680765">
                <text:p>0.74281884680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0612357999286">
                <text:p>0.730612357999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8606454259098">
                <text:p>0.718606454259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6797839441059">
                <text:p>0.706797839441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95183271563588">
                <text:p>0.695183271563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83759561919479">
                <text:p>0.683759561919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2523574200467">
                <text:p>0.672523574200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1472223636169">
                <text:p>0.661472223636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0602476147184">
                <text:p>0.650602476147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9911347512102">
                <text:p>0.639911347512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29395902548205">
                <text:p>0.629395902548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